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2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93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4220491" text:style-name="WWNum1">
        <text:list-item>
          <text:p text:style-name="P1">It’ll be a standard procedure </text:p>
        </text:list-item>
        <text:list-item>
          <text:p text:style-name="P2">I wore a belt </text:p>
        </text:list-item>
        <text:list-item>
          <text:p text:style-name="P2">What would you do in this situation <text:s/></text:p>
        </text:list-item>
        <text:list-item>
          <text:p text:style-name="P2">I read it in this article </text:p>
        </text:list-item>
        <text:list-item>
          <text:p text:style-name="P2">I should lean English more intensively </text:p>
        </text:list-item>
        <text:list-item>
          <text:p text:style-name="P2">It’ll your last chance </text:p>
        </text:list-item>
        <text:list-item>
          <text:p text:style-name="P2">they controlled it </text:p>
        </text:list-item>
        <text:list-item>
          <text:p text:style-name="P2">was it a serious crisis?</text:p>
        </text:list-item>
        <text:list-item>
          <text:p text:style-name="P2">he thinks so</text:p>
        </text:list-item>
        <text:list-item>
          <text:p text:style-name="P2">how controls it</text:p>
        </text:list-item>
        <text:list-item>
          <text:p text:style-name="P2">i usually do it</text:p>
        </text:list-item>
        <text:list-item>
          <text:p text:style-name="P2">she calculated it incorrectly </text:p>
        </text:list-item>
        <text:list-item>
          <text:p text:style-name="P2">I need to call their employees </text:p>
        </text:list-item>
        <text:list-item>
          <text:p text:style-name="P2">is she from Italy?</text:p>
        </text:list-item>
        <text:list-item>
          <text:p text:style-name="P2">Will the temperature be below zero?</text:p>
        </text:list-item>
        <text:list-item>
          <text:p text:style-name="P2">The teacher explained it to us </text:p>
        </text:list-item>
        <text:list-item>
          <text:p text:style-name="P2">How long is it?</text:p>
        </text:list-item>
        <text:list-item>
          <text:p text:style-name="P2">I spoke only English </text:p>
        </text:list-item>
        <text:list-item>
          <text:p text:style-name="P2">This video is much longer </text:p>
        </text:list-item>
        <text:list-item>
          <text:p text:style-name="P2">It’s so effective </text:p>
        </text:list-item>
        <text:list-item>
          <text:p text:style-name="P2">I’ll manage to enter this university </text:p>
        </text:list-item>
        <text:list-item>
          <text:p text:style-name="P2">The students guessed the correct answer </text:p>
        </text:list-item>
        <text:list-item>
          <text:p text:style-name="P2">I answered the following questions </text:p>
        </text:list-item>
        <text:list-item>
          <text:p text:style-name="P2">As for ‘usually’, we put it in the middle <text:s/></text:p>
        </text:list-item>
        <text:list-item>
          <text:p text:style-name="P2">I like swimming <text:s text:c="2"/></text:p>
        </text:list-item>
        <text:list-item>
          <text:p text:style-name="P2">I mentioned different things including this thing</text:p>
        </text:list-item>
        <text:list-item>
          <text:p text:style-name="P2">We took his offer </text:p>
        </text:list-item>
        <text:list-item>
          <text:p text:style-name="P2">It’s inconvenient for me </text:p>
        </text:list-item>
        <text:list-item>
          <text:p text:style-name="P2">He suggests going to the cinema </text:p>
        </text:list-item>
        <text:list-item>
          <text:p text:style-name="P2">He tries to help me </text:p>
        </text:list-item>
        <text:list-item>
          <text:p text:style-name="P2">She’s so clever </text:p>
        </text:list-item>
        <text:list-item>
          <text:p text:style-name="P2">He wasted time </text:p>
        </text:list-item>
        <text:list-item>
          <text:p text:style-name="P2">He has an offer </text:p>
        </text:list-item>
        <text:list-item>
          <text:p text:style-name="P2">My progress is so big </text:p>
        </text:list-item>
        <text:list-item>
          <text:p text:style-name="P2">It won’t bring you more money</text:p>
        </text:list-item>
        <text:list-item>
          <text:p text:style-name="P2">Do you support him?</text:p>
        </text:list-item>
        <text:list-item>
          <text:p text:style-name="P2">Will it change their attitude to health?</text:p>
        </text:list-item>
        <text:list-item>
          <text:p text:style-name="P2"><text:soft-page-break/>They burnt the village </text:p>
        </text:list-item>
        <text:list-item>
          <text:p text:style-name="P2">We chose the first answer </text:p>
        </text:list-item>
        <text:list-item>
          <text:p text:style-name="P2">I’m sure knowledge is power</text:p>
        </text:list-item>
        <text:list-item>
          <text:p text:style-name="P2">They feel really worried </text:p>
        </text:list-item>
        <text:list-item>
          <text:p text:style-name="P2">Did it last for more than two hours?</text:p>
        </text:list-item>
        <text:list-item>
          <text:p text:style-name="P2">It’s an important thing </text:p>
        </text:list-item>
        <text:list-item>
          <text:p text:style-name="P2">He has a company </text:p>
        </text:list-item>
        <text:list-item>
          <text:p text:style-name="P2">Its profit is so big </text:p>
        </text:list-item>
        <text:list-item>
          <text:p text:style-name="P2">This chair isn’t comfortable </text:p>
        </text:list-item>
        <text:list-item>
          <text:p text:style-name="P2">We live in this place</text:p>
        </text:list-item>
        <text:list-item>
          <text:p text:style-name="P2">These lessons are so effective </text:p>
        </text:list-item>
        <text:list-item>
          <text:p text:style-name="P2">He wosn’t the only owner <text:s/></text:p>
        </text:list-item>
        <text:list-item>
          <text:p text:style-name="P2">What does this word mean?</text:p>
        </text:list-item>
        <text:list-item>
          <text:p text:style-name="P2">It’s better </text:p>
        </text:list-item>
        <text:list-item>
          <text:p text:style-name="P2">I’m thirty one </text:p>
        </text:list-item>
        <text:list-item>
          <text:p text:style-name="P2">Where did you express your point of view?</text:p>
        </text:list-item>
        <text:list-item>
          <text:p text:style-name="P2">He has few enemies <text:s/></text:p>
        </text:list-item>
        <text:list-item>
          <text:p text:style-name="P2">I’m bored with that method </text:p>
        </text:list-item>
        <text:list-item>
          <text:p text:style-name="P2">I’ll try not to spend all the money </text:p>
        </text:list-item>
        <text:list-item>
          <text:p text:style-name="P2">He bought a new car </text:p>
        </text:list-item>
        <text:list-item>
          <text:p text:style-name="P2">She won’t deny that fact </text:p>
        </text:list-item>
        <text:list-item>
          <text:p text:style-name="P2">He gets so many emails every day </text:p>
        </text:list-item>
        <text:list-item>
          <text:p text:style-name="P2">It developed my professional skills </text:p>
        </text:list-item>
        <text:list-item>
          <text:p text:style-name="P2">We’re near </text:p>
        </text:list-item>
        <text:list-item>
          <text:p text:style-name="P2">I communicate with different people </text:p>
        </text:list-item>
        <text:list-item>
          <text:p text:style-name="P2">She misses you</text:p>
        </text:list-item>
        <text:list-item>
          <text:p text:style-name="P2">He deserved it</text:p>
        </text:list-item>
        <text:list-item>
          <text:p text:style-name="P2">Is the result very good?</text:p>
        </text:list-item>
        <text:list-item>
          <text:p text:style-name="P2">How are these exercises?</text:p>
        </text:list-item>
        <text:list-item>
          <text:p text:style-name="P2">He’s single </text:p>
        </text:list-item>
        <text:list-item>
          <text:p text:style-name="P2">He had a very spacious house </text:p>
        </text:list-item>
        <text:list-item>
          <text:p text:style-name="P2">How regularly will the employees make this kind of reports </text:p>
        </text:list-item>
        <text:list-item>
          <text:p text:style-name="P2">My business partner will lend him this sum of money </text:p>
        </text:list-item>
        <text:list-item>
          <text:p text:style-name="P2">She fed the cat </text:p>
        </text:list-item>
        <text:list-item>
          <text:p text:style-name="P2">Our boss insisted on doing it </text:p>
        </text:list-item>
        <text:list-item>
          <text:p text:style-name="P2">Who will it shock?</text:p>
        </text:list-item>
        <text:list-item>
          <text:p text:style-name="P2">The boys weren’t weak</text:p>
        </text:list-item>
        <text:list-item>
          <text:p text:style-name="P2"><text:soft-page-break/>She lost her keys </text:p>
        </text:list-item>
        <text:list-item>
          <text:p text:style-name="P2">How difficult is the test</text:p>
        </text:list-item>
        <text:list-item>
          <text:p text:style-name="P2">I managed to do it </text:p>
        </text:list-item>
        <text:list-item>
          <text:p text:style-name="P2">Will it last for more than two years?</text:p>
        </text:list-item>
        <text:list-item>
          <text:p text:style-name="P2">Who was there?</text:p>
        </text:list-item>
        <text:list-item>
          <text:p text:style-name="P2">We understand you</text:p>
        </text:list-item>
        <text:list-item>
          <text:p text:style-name="P2">I need this information </text:p>
        </text:list-item>
        <text:list-item>
          <text:p text:style-name="P2">Do you play the piano?</text:p>
        </text:list-item>
        <text:list-item>
          <text:p text:style-name="P2">I compared these two methods </text:p>
        </text:list-item>
        <text:list-item>
          <text:p text:style-name="P2">Is it cold here?</text:p>
        </text:list-item>
        <text:list-item>
          <text:p text:style-name="P2">You can count on me </text:p>
        </text:list-item>
        <text:list-item>
          <text:p text:style-name="P2">We tried to double our sales </text:p>
        </text:list-item>
        <text:list-item>
          <text:p text:style-name="P2">Your help very is important </text:p>
        </text:list-item>
        <text:list-item>
          <text:p text:style-name="P2">He’s a young man </text:p>
        </text:list-item>
        <text:list-item>
          <text:p text:style-name="P2">The house belonged to them </text:p>
        </text:list-item>
        <text:list-item>
          <text:p text:style-name="P2">I’m impressed by the beauty of this place </text:p>
        </text:list-item>
        <text:list-item>
          <text:p text:style-name="P2">How much money do you earn?</text:p>
        </text:list-item>
        <text:list-item>
          <text:p text:style-name="P2">We aren’t crazy</text:p>
        </text:list-item>
        <text:list-item>
          <text:p text:style-name="P2">I deleted this comment </text:p>
        </text:list-item>
        <text:list-item>
          <text:p text:style-name="P2">He withdrew all the money </text:p>
        </text:list-item>
        <text:list-item>
          <text:p text:style-name="P2">She redid this exercise <text:s/></text:p>
        </text:list-item>
        <text:list-item>
          <text:p text:style-name="P2">It seems unimportant </text:p>
        </text:list-item>
        <text:list-item>
          <text:p text:style-name="P2">I’ll do my best to get this job</text:p>
        </text:list-item>
        <text:list-item>
          <text:p text:style-name="P2">He spent all his life on it </text:p>
        </text:list-item>
        <text:list-item>
          <text:p text:style-name="P2">Did I ask it correctly? Did I say it incorrectly?</text:p>
        </text:list-item>
        <text:list-item>
          <text:p text:style-name="P2">I’m sure our hard work will lead us to success </text:p>
        </text:list-item>
        <text:list-item>
          <text:p text:style-name="P2">He really thinks so</text:p>
        </text:list-item>
        <text:list-item>
          <text:p text:style-name="P2">How often did you try to do it <text:s/></text:p>
        </text:list-item>
        <text:list-item>
          <text:p text:style-name="P2">I’ll manage to do it (in spite of / despite) all these difficulties <text:s text:c="2"/></text:p>
        </text:list-item>
        <text:list-item>
          <text:p text:style-name="P2">How old is your brother </text:p>
        </text:list-item>
        <text:list-item>
          <text:p text:style-name="P2">This company is very rich </text:p>
        </text:list-item>
        <text:list-item>
          <text:p text:style-name="P2">How interesting is it?</text:p>
        </text:list-item>
        <text:list-item>
          <text:p text:style-name="P2">How did you solve this problem?</text:p>
        </text:list-item>
        <text:list-item>
          <text:p text:style-name="P2">I finished working on that project</text:p>
        </text:list-item>
        <text:list-item>
          <text:p text:style-name="P2">She’s very poor</text:p>
        </text:list-item>
        <text:list-item>
          <text:p text:style-name="P2">You spend too much time on it</text:p>
        </text:list-item>
        <text:list-item>
          <text:p text:style-name="P2"><text:soft-page-break/>Who will be interested?</text:p>
        </text:list-item>
        <text:list-item>
          <text:p text:style-name="P2">She cut the meat </text:p>
        </text:list-item>
        <text:list-item>
          <text:p text:style-name="P2">I’ll be able to do it in spire of such serious problems <text:tab/></text:p>
        </text:list-item>
        <text:list-item>
          <text:p text:style-name="P2">I go to work</text:p>
        </text:list-item>
        <text:list-item>
          <text:p text:style-name="P2">It surprised is greatly </text:p>
        </text:list-item>
        <text:list-item>
          <text:p text:style-name="P2">Will she close her eyes on it?</text:p>
        </text:list-item>
        <text:list-item>
          <text:p text:style-name="P2">This measures won’t be radical enough </text:p>
        </text:list-item>
        <text:list-item>
          <text:p text:style-name="P2">Where did you find it?</text:p>
        </text:list-item>
        <text:list-item>
          <text:p text:style-name="P2">Do they support this decision?</text:p>
        </text:list-item>
        <text:list-item>
          <text:p text:style-name="P2">We share your point of view </text:p>
        </text:list-item>
        <text:list-item>
          <text:p text:style-name="P2">My father will leave home soon </text:p>
        </text:list-item>
        <text:list-item>
          <text:p text:style-name="P2">I prepared for the exam</text:p>
        </text:list-item>
        <text:list-item>
          <text:p text:style-name="P2">He doesn’t try to find a good job</text:p>
        </text:list-item>
        <text:list-item>
          <text:p text:style-name="P2">How is it? How much does it cost?</text:p>
        </text:list-item>
        <text:list-item>
          <text:p text:style-name="P2">We have lots of inspiration <text:s/></text:p>
        </text:list-item>
        <text:list-item>
          <text:p text:style-name="P2">My best friend recommended this channel to me</text:p>
        </text:list-item>
        <text:list-item>
          <text:p text:style-name="P2">I enjoy learning English </text:p>
        </text:list-item>
        <text:list-item>
          <text:p text:style-name="P2">What channels were really interesting?</text:p>
        </text:list-item>
        <text:list-item>
          <text:p text:style-name="P2">That offer wasn’t attractive <text:s/></text:p>
        </text:list-item>
        <text:list-item>
          <text:p text:style-name="P2">What seems important?</text:p>
        </text:list-item>
        <text:list-item>
          <text:p text:style-name="P2">He won’t solve this task so easily </text:p>
        </text:list-item>
        <text:list-item>
          <text:p text:style-name="P2">He prefers this strategy <text:s/></text:p>
        </text:list-item>
        <text:list-item>
          <text:p text:style-name="P2">He lit the light </text:p>
        </text:list-item>
        <text:list-item>
          <text:p text:style-name="P2">I admire you </text:p>
        </text:list-item>
        <text:list-item>
          <text:p text:style-name="P2">It didn’t impress us </text:p>
        </text:list-item>
        <text:list-item>
          <text:p text:style-name="P2">How do you usually get to that place?</text:p>
        </text:list-item>
        <text:list-item>
          <text:p text:style-name="P2">It’s necessary to learn these words </text:p>
        </text:list-item>
        <text:list-item>
          <text:p text:style-name="P2">I want to have a good car</text:p>
        </text:list-item>
        <text:list-item>
          <text:p text:style-name="P2">You have a choice </text:p>
        </text:list-item>
        <text:list-item>
          <text:p text:style-name="P2">It cost more than he thinks </text:p>
        </text:list-item>
        <text:list-item>
          <text:p text:style-name="P2">This is my wife </text:p>
        </text:list-item>
        <text:list-item>
          <text:p text:style-name="P2">Who paid for them?</text:p>
        </text:list-item>
        <text:list-item>
          <text:p text:style-name="P2">I live in the same place</text:p>
        </text:list-item>
        <text:list-item>
          <text:p text:style-name="P2">His offer sounded really strange </text:p>
        </text:list-item>
        <text:list-item>
          <text:p text:style-name="P2">It cost three million dollars </text:p>
        </text:list-item>
        <text:list-item>
          <text:p text:style-name="P2">I think we don’t need to reinvent the wheel </text:p>
        </text:list-item>
        <text:list-item>
          <text:p text:style-name="P2">Why was he so pessimistic?</text:p>
        </text:list-item>
        <text:list-item>
          <text:p text:style-name="P2"><text:soft-page-break/>I try to adapt to this conditions </text:p>
        </text:list-item>
        <text:list-item>
          <text:p text:style-name="P2">Is it a very big problem?</text:p>
        </text:list-item>
        <text:list-item>
          <text:p text:style-name="P2">Who laughed at you?</text:p>
        </text:list-item>
        <text:list-item>
          <text:p text:style-name="P2">I started learning English by myself <text:s/></text:p>
        </text:list-item>
        <text:list-item>
          <text:p text:style-name="P2">Will it be a waste of time?</text:p>
        </text:list-item>
        <text:list-item>
          <text:p text:style-name="P2">He feels really worried</text:p>
        </text:list-item>
        <text:list-item>
          <text:p text:style-name="P2">Who laughed at him?</text:p>
        </text:list-item>
        <text:list-item>
          <text:p text:style-name="P2">We considered it really important </text:p>
        </text:list-item>
        <text:list-item>
          <text:p text:style-name="P2">I see he really likes it </text:p>
        </text:list-item>
        <text:list-item>
          <text:p text:style-name="P2">When is she free?</text:p>
        </text:list-item>
        <text:list-item>
          <text:p text:style-name="P2">Is he their client?</text:p>
        </text:list-item>
        <text:list-item>
          <text:p text:style-name="P2">The workers won’t support this initiative </text:p>
        </text:list-item>
        <text:list-item>
          <text:p text:style-name="P2">Is it an important detail?</text:p>
        </text:list-item>
        <text:list-item>
          <text:p text:style-name="P2">It was possible in the end </text:p>
        </text:list-item>
        <text:list-item>
          <text:p text:style-name="P2">It wasn’t his achievement </text:p>
        </text:list-item>
        <text:list-item>
          <text:p text:style-name="P2">Will the directer say it soon?</text:p>
        </text:list-item>
        <text:list-item>
          <text:p text:style-name="P2">It required much more professionalism </text:p>
        </text:list-item>
        <text:list-item>
          <text:p text:style-name="P2">It isn’t rainy. It’s sunny </text:p>
        </text:list-item>
        <text:list-item>
          <text:p text:style-name="P2">We overcame different difficulties </text:p>
        </text:list-item>
        <text:list-item>
          <text:p text:style-name="P2">When does he feel happy?</text:p>
        </text:list-item>
        <text:list-item>
          <text:p text:style-name="P2">She was there instead of him</text:p>
        </text:list-item>
        <text:list-item>
          <text:p text:style-name="P2">I know I have a good sense of humor </text:p>
        </text:list-item>
        <text:list-item>
          <text:p text:style-name="P2">We were there instead of them </text:p>
        </text:list-item>
        <text:list-item>
          <text:p text:style-name="P2">This worker will get tired soon <text:s/></text:p>
        </text:list-item>
        <text:list-item>
          <text:p text:style-name="P2">He apologized for his rude behavior </text:p>
        </text:list-item>
        <text:list-item>
          <text:p text:style-name="P2">I really like this playlist</text:p>
        </text:list-item>
        <text:list-item>
          <text:p text:style-name="P2">The news impressed him </text:p>
        </text:list-item>
        <text:list-item>
          <text:p text:style-name="P2">I’ll try not to spend so much money <text:s/></text:p>
        </text:list-item>
        <text:list-item>
          <text:p text:style-name="P2">Is it your size?</text:p>
        </text:list-item>
        <text:list-item>
          <text:p text:style-name="P2">He experienced so many difficulties </text:p>
        </text:list-item>
        <text:list-item>
          <text:p text:style-name="P2">We’ll minimize the costs </text:p>
        </text:list-item>
        <text:list-item>
          <text:p text:style-name="P2">What kind of person was he?</text:p>
        </text:list-item>
        <text:list-item>
          <text:p text:style-name="P2">She found a better place </text:p>
        </text:list-item>
        <text:list-item>
          <text:p text:style-name="P2">Is this boy his younger brother?</text:p>
        </text:list-item>
        <text:list-item>
          <text:p text:style-name="P2">You’ll be satisfied with your result</text:p>
        </text:list-item>
        <text:list-item>
          <text:p text:style-name="P2">I’ll do my best to speak English fluently </text:p>
        </text:list-item>
        <text:list-item>
          <text:p text:style-name="P2">I put it on the table </text:p>
        </text:list-item>
        <text:list-item>
          <text:p text:style-name="P2"><text:soft-page-break/>He showed his dissatisfaction </text:p>
        </text:list-item>
        <text:list-item>
          <text:p text:style-name="P2">We’re full of energy </text:p>
        </text:list-item>
        <text:list-item>
          <text:p text:style-name="P2">You know it</text:p>
        </text:list-item>
        <text:list-item>
          <text:p text:style-name="P2">When will you start translating it from Russia into English?</text:p>
        </text:list-item>
        <text:list-item>
          <text:p text:style-name="P2">You’ll see it at the end of the presentation </text:p>
        </text:list-item>
        <text:list-item>
          <text:p text:style-name="P2">They produced very expensive goods</text:p>
        </text:list-item>
        <text:list-item>
          <text:p text:style-name="P2">I started preparing for my exams </text:p>
        </text:list-item>
        <text:list-item>
          <text:p text:style-name="P2">We heard it at the end of the video</text:p>
        </text:list-item>
        <text:list-item>
          <text:p text:style-name="P2">This is my car </text:p>
        </text:list-item>
        <text:list-item>
          <text:p text:style-name="P2">I think I’ll learn English in two years </text:p>
        </text:list-item>
        <text:list-item>
          <text:p text:style-name="P2">He’s bad at dancing </text:p>
        </text:list-item>
        <text:list-item>
          <text:p text:style-name="P2">I did my best to study better <text:s/></text:p>
        </text:list-item>
        <text:list-item>
          <text:p text:style-name="P2">Health was in the first place for her </text:p>
        </text:list-item>
        <text:list-item>
          <text:p text:style-name="P2">He usually gets several e-mails a day </text:p>
        </text:list-item>
        <text:list-item>
          <text:p text:style-name="P2">It’s very loud </text:p>
        </text:list-item>
        <text:list-item>
          <text:p text:style-name="P2">He entered the building </text:p>
        </text:list-item>
        <text:list-item>
          <text:p text:style-name="P2">I want to speak English better </text:p>
        </text:list-item>
        <text:list-item>
          <text:p text:style-name="P2">You should pay attention to it</text:p>
        </text:list-item>
        <text:list-item>
          <text:p text:style-name="P2">She’s bad at dancing</text:p>
        </text:list-item>
        <text:list-item>
          <text:p text:style-name="P2">It was necessary to translate this sentence </text:p>
        </text:list-item>
        <text:list-item>
          <text:p text:style-name="P2">He was on the other side </text:p>
        </text:list-item>
        <text:list-item>
          <text:p text:style-name="P2">His income wasn’t enough </text:p>
        </text:list-item>
        <text:list-item>
          <text:p text:style-name="P2">Her mother is in the kitchen </text:p>
        </text:list-item>
        <text:list-item>
          <text:p text:style-name="P2">I’ll take this offer with great pleasure </text:p>
        </text:list-item>
        <text:list-item>
          <text:p text:style-name="P2">How regularly were your meetings?</text:p>
        </text:list-item>
        <text:list-item>
          <text:p text:style-name="P2">Where do you work?</text:p>
        </text:list-item>
        <text:list-item>
          <text:p text:style-name="P2">I’d like to understand native speakers </text:p>
        </text:list-item>
        <text:list-item>
          <text:p text:style-name="P2">What do they want to tell you?</text:p>
        </text:list-item>
        <text:list-item>
          <text:p text:style-name="P2">Who will know it?</text:p>
        </text:list-item>
        <text:list-item>
          <text:p text:style-name="P2">Did she explain this thing to them?</text:p>
        </text:list-item>
        <text:list-item>
          <text:p text:style-name="P2">Her results were quite satisfactory </text:p>
        </text:list-item>
        <text:list-item>
          <text:p text:style-name="P2">I managed to do it in spite of that difficulty </text:p>
        </text:list-item>
        <text:list-item>
          <text:p text:style-name="P2">His recommendation wasn’t useful </text:p>
        </text:list-item>
        <text:list-item>
          <text:p text:style-name="P2">Do they think the same?</text:p>
        </text:list-item>
        <text:list-item>
          <text:p text:style-name="P2">He ignored their questions </text:p>
        </text:list-item>
        <text:list-item>
          <text:p text:style-name="P2">We also need to consider various economic problems </text:p>
        </text:list-item>
        <text:list-item>
          <text:p text:style-name="P2">What time did this thing happen?</text:p>
        </text:list-item>
        <text:list-item>
          <text:p text:style-name="P2"><text:soft-page-break/>Was I on the right way? <text:tab/></text:p>
        </text:list-item>
        <text:list-item>
          <text:p text:style-name="P2">I followed your advice </text:p>
        </text:list-item>
        <text:list-item>
          <text:p text:style-name="P2">I looked at that advertisement</text:p>
        </text:list-item>
        <text:list-item>
          <text:p text:style-name="P2">He smoked quite rarely / seldom </text:p>
        </text:list-item>
        <text:list-item>
          <text:p text:style-name="P2">Others didn’t know it </text:p>
        </text:list-item>
        <text:list-item>
          <text:p text:style-name="P2">This playlist really helped me realize my mistakes </text:p>
        </text:list-item>
        <text:list-item>
          <text:p text:style-name="P2">I threw it away </text:p>
        </text:list-item>
        <text:list-item>
          <text:p text:style-name="P2">Will you explain it to me?</text:p>
        </text:list-item>
        <text:list-item>
          <text:p text:style-name="P2">We also need to consider various economic factors </text:p>
        </text:list-item>
        <text:list-item>
          <text:p text:style-name="P2">It may / might happen</text:p>
        </text:list-item>
        <text:list-item>
          <text:p text:style-name="P2">She ran very fast</text:p>
        </text:list-item>
        <text:list-item>
          <text:p text:style-name="P2">The price was low</text:p>
        </text:list-item>
        <text:list-item>
          <text:p text:style-name="P2">He’ll put on a worm coat </text:p>
        </text:list-item>
        <text:list-item>
          <text:p text:style-name="P2">Everyone will look happy </text:p>
        </text:list-item>
        <text:list-item>
          <text:p text:style-name="P2">She goes abroad every year </text:p>
        </text:list-item>
        <text:list-item>
          <text:p text:style-name="P2">I’ll try to make a good presentation </text:p>
        </text:list-item>
        <text:list-item>
          <text:p text:style-name="P2">It was obvious for him </text:p>
        </text:list-item>
        <text:list-item>
          <text:p text:style-name="P2">Does she teach English?</text:p>
        </text:list-item>
        <text:list-item>
          <text:p text:style-name="P2">What’s strange?</text:p>
        </text:list-item>
        <text:list-item>
          <text:p text:style-name="P2">Were aren’t colleagues <text:s text:c="2"/></text:p>
        </text:list-item>
        <text:list-item>
          <text:p text:style-name="P2">He won’t communicate with him anymore </text:p>
        </text:list-item>
        <text:list-item>
          <text:p text:style-name="P2">Does he work too slowly?</text:p>
        </text:list-item>
        <text:list-item>
          <text:p text:style-name="P2">We were glad to see her</text:p>
        </text:list-item>
        <text:list-item>
          <text:p text:style-name="P2">They stayed at home the day before yesterday <text:s/></text:p>
        </text:list-item>
        <text:list-item>
          <text:p text:style-name="P2">Is she in Italy now?</text:p>
        </text:list-item>
        <text:list-item>
          <text:p text:style-name="P2">Where was it?</text:p>
        </text:list-item>
        <text:list-item>
          <text:p text:style-name="P2">Does his girlfriend understand it?</text:p>
        </text:list-item>
        <text:list-item>
          <text:p text:style-name="P2">I disapprove of this choice <text:s/></text:p>
        </text:list-item>
        <text:list-item>
          <text:p text:style-name="P2">I saved money </text:p>
        </text:list-item>
        <text:list-item>
          <text:p text:style-name="P2">I don’t need to analyze all the date </text:p>
        </text:list-item>
        <text:list-item>
          <text:p text:style-name="P2">She tried to do it </text:p>
        </text:list-item>
        <text:list-item>
          <text:p text:style-name="P2">He gave this thing to me </text:p>
        </text:list-item>
        <text:list-item>
          <text:p text:style-name="P2">She has such a big choice </text:p>
        </text:list-item>
        <text:list-item>
          <text:p text:style-name="P2">I finished watching this video </text:p>
        </text:list-item>
        <text:list-item>
          <text:p text:style-name="P2">How difficult are these exercises </text:p>
        </text:list-item>
        <text:list-item>
          <text:p text:style-name="P2">He’s a very poo person</text:p>
        </text:list-item>
        <text:list-item>
          <text:p text:style-name="P2">We’ll eat fresh fruit and vegetables there </text:p>
        </text:list-item>
        <text:list-item>
          <text:p text:style-name="P2"><text:soft-page-break/>She tore the papers </text:p>
        </text:list-item>
        <text:list-item>
          <text:p text:style-name="P2">I saw it in the end <text:s/></text:p>
        </text:list-item>
        <text:list-item>
          <text:p text:style-name="P2">My pronunciation will became better </text:p>
        </text:list-item>
        <text:list-item>
          <text:p text:style-name="P2">I also like this idea </text:p>
        </text:list-item>
        <text:list-item>
          <text:p text:style-name="P2">We try not to mention it </text:p>
        </text:list-item>
        <text:list-item>
          <text:p text:style-name="P2">Does he like it?</text:p>
        </text:list-item>
        <text:list-item>
          <text:p text:style-name="P2">Money is unimportant </text:p>
        </text:list-item>
        <text:list-item>
          <text:p text:style-name="P2">I see you preferred not to mention it</text:p>
        </text:list-item>
        <text:list-item>
          <text:p text:style-name="P2">Why does she usually try to change it </text:p>
        </text:list-item>
        <text:list-item>
          <text:p text:style-name="P2">I don’t agree with you</text:p>
        </text:list-item>
        <text:list-item>
          <text:p text:style-name="P2">It was such an innovative approach </text:p>
        </text:list-item>
        <text:list-item>
          <text:p text:style-name="P2">I tried no to say it</text:p>
        </text:list-item>
        <text:list-item>
          <text:p text:style-name="P2">How will they behave?</text:p>
        </text:list-item>
        <text:list-item>
          <text:p text:style-name="P2">Who was in the same group?</text:p>
        </text:list-item>
        <text:list-item>
          <text:p text:style-name="P2">She kept her money in this bank </text:p>
        </text:list-item>
        <text:list-item>
          <text:p text:style-name="P2">How will you solve your financial problems?</text:p>
        </text:list-item>
        <text:list-item>
          <text:p text:style-name="P2">Is it your final decision?</text:p>
        </text:list-item>
        <text:list-item>
          <text:p text:style-name="P2">I succeeded in finding better suppliers </text:p>
        </text:list-item>
        <text:list-item>
          <text:p text:style-name="P2">Do we show goo results? </text:p>
        </text:list-item>
        <text:list-item>
          <text:p text:style-name="P2">I’ll be able to improve my knowledge significantly </text:p>
        </text:list-item>
        <text:list-item>
          <text:p text:style-name="P2">What music do you prefer?</text:p>
        </text:list-item>
        <text:list-item>
          <text:p text:style-name="P2">He often laughs at it</text:p>
        </text:list-item>
        <text:list-item>
          <text:p text:style-name="P3">They noticed our absence</text:p>
        </text:list-item>
        <text:list-item>
          <text:p text:style-name="P3">His attempts weren’t successful </text:p>
        </text:list-item>
        <text:list-item>
          <text:p text:style-name="P3">Did she decide not to do it?</text:p>
        </text:list-item>
        <text:list-item>
          <text:p text:style-name="P4">How will you translate this expression? </text:p>
        </text:list-item>
        <text:list-item>
          <text:p text:style-name="P4">It’s too easy </text:p>
        </text:list-item>
        <text:list-item>
          <text:p text:style-name="P4">I managed to improve my grammar greatly </text:p>
        </text:list-item>
        <text:list-item>
          <text:p text:style-name="P4">Are you from the United States?</text:p>
        </text:list-item>
        <text:list-item>
          <text:p text:style-name="P4">They broke the window </text:p>
        </text:list-item>
        <text:list-item>
          <text:p text:style-name="P4">I wanted to devout more free time to my health </text:p>
        </text:list-item>
        <text:list-item>
          <text:p text:style-name="P4">We did it in spite of (despite) her words </text:p>
        </text:list-item>
        <text:list-item>
          <text:p text:style-name="P4">Who is she?</text:p>
        </text:list-item>
        <text:list-item>
          <text:p text:style-name="P4">It cost much more than she thinks</text:p>
        </text:list-item>
        <text:list-item>
          <text:p text:style-name="P4">I’ll speak English without any mistakes at all </text:p>
        </text:list-item>
        <text:list-item>
          <text:p text:style-name="P5">Whose advice will you take into account / consideration?</text:p>
        </text:list-item>
        <text:list-item>
          <text:p text:style-name="P5">Who was in the last place?</text:p>
        </text:list-item>
        <text:list-item>
          <text:p text:style-name="P5"><text:soft-page-break/>It’s too expensive <text:s/></text:p>
        </text:list-item>
        <text:list-item>
          <text:p text:style-name="P5">Can you play badminton?</text:p>
        </text:list-item>
        <text:list-item>
          <text:p text:style-name="P5">We wanted to devote more free time to our health </text:p>
        </text:list-item>
        <text:list-item>
          <text:p text:style-name="P5">We did it despite his words </text:p>
        </text:list-item>
        <text:list-item>
          <text:p text:style-name="P5">We were really shocked </text:p>
        </text:list-item>
        <text:list-item>
          <text:p text:style-name="P5">We need to minimize the costs </text:p>
        </text:list-item>
        <text:list-item>
          <text:p text:style-name="P5">She’ll be available tomorrow </text:p>
        </text:list-item>
        <text:list-item>
          <text:p text:style-name="P5">He gave up smoking <text:s/></text:p>
        </text:list-item>
        <text:list-item>
          <text:p text:style-name="P6">I insisted on doing it </text:p>
        </text:list-item>
        <text:list-item>
          <text:p text:style-name="P6">They gave us a very formal answer (reply) </text:p>
        </text:list-item>
        <text:list-item>
          <text:p text:style-name="P6">Can you play tennis?</text:p>
        </text:list-item>
        <text:list-item>
          <text:p text:style-name="P6">They discovered this continent <text:s/></text:p>
        </text:list-item>
        <text:list-item>
          <text:p text:style-name="P6">He’s fond of traveling <text:s/></text:p>
        </text:list-item>
        <text:list-item>
          <text:p text:style-name="P6">How was it?</text:p>
        </text:list-item>
        <text:list-item>
          <text:p text:style-name="P6">It was my big dream </text:p>
        </text:list-item>
        <text:list-item>
          <text:p text:style-name="P6">It was a brilliant result </text:p>
        </text:list-item>
        <text:list-item>
          <text:p text:style-name="P6">Is he often late?</text:p>
        </text:list-item>
        <text:list-item>
          <text:p text:style-name="P6">It won’t be the best choice </text:p>
        </text:list-item>
        <text:list-item>
          <text:p text:style-name="P6">I’m ready </text:p>
        </text:list-item>
        <text:list-item>
          <text:p text:style-name="P6">I really liked this idea</text:p>
        </text:list-item>
        <text:list-item>
          <text:p text:style-name="P6"><text:span text:style-name="T1">Will it be possible in the beginning? </text:span><text:s/></text:p>
        </text:list-item>
        <text:list-item>
          <text:p text:style-name="P7">To what extend did he agree?</text:p>
        </text:list-item>
        <text:list-item>
          <text:p text:style-name="P8">Will it happen? Not necessarily </text:p>
        </text:list-item>
        <text:list-item>
          <text:p text:style-name="P8">Is this method new?</text:p>
        </text:list-item>
        <text:list-item>
          <text:p text:style-name="P8">I was born on the ninth of September </text:p>
        </text:list-item>
        <text:list-item>
          <text:p text:style-name="P8">He’s very busy at the moment </text:p>
        </text:list-item>
        <text:list-item>
          <text:p text:style-name="P8">He got two thousand dollars monthly </text:p>
        </text:list-item>
        <text:list-item>
          <text:p text:style-name="P8">What books will you buy?</text:p>
        </text:list-item>
        <text:list-item>
          <text:p text:style-name="P8">We practiced speaking English </text:p>
        </text:list-item>
        <text:list-item>
          <text:p text:style-name="P8">I like your decision </text:p>
        </text:list-item>
        <text:list-item>
          <text:p text:style-name="P8">I wouldn’t tell him this thing </text:p>
        </text:list-item>
        <text:list-item>
          <text:p text:style-name="P8">She started learning English three years ago <text:s text:c="2"/></text:p>
        </text:list-item>
        <text:list-item>
          <text:p text:style-name="P8">What did you want to know?</text:p>
        </text:list-item>
        <text:list-item>
          <text:p text:style-name="P8">The men are in this room </text:p>
        </text:list-item>
        <text:list-item>
          <text:p text:style-name="P8">I’ll do my best to <text:span text:style-name="T2">take the first place </text:span></text:p>
        </text:list-item>
        <text:list-item>
          <text:p text:style-name="P9">She forgot everything </text:p>
        </text:list-item>
        <text:list-item>
          <text:p text:style-name="P9">They won’t get divorced this year </text:p>
        </text:list-item>
        <text:list-item>
          <text:p text:style-name="P9"><text:soft-page-break/>I managed to improve my pronunciation significantly </text:p>
        </text:list-item>
        <text:list-item>
          <text:p text:style-name="P9">He preferred not to do it </text:p>
        </text:list-item>
        <text:list-item>
          <text:p text:style-name="P9">You’re right </text:p>
        </text:list-item>
        <text:list-item>
          <text:p text:style-name="P9">I’ll try not to make mistakes </text:p>
        </text:list-item>
        <text:list-item>
          <text:p text:style-name="P9">They’ll be able to resolve this conflict </text:p>
        </text:list-item>
        <text:list-item>
          <text:p text:style-name="P9">He said it again </text:p>
        </text:list-item>
        <text:list-item>
          <text:p text:style-name="P9">What’s your best friend’s name?</text:p>
        </text:list-item>
        <text:list-item>
          <text:p text:style-name="P9">It’s hot </text:p>
        </text:list-item>
        <text:list-item>
          <text:p text:style-name="P9">Are you tired?</text:p>
        </text:list-item>
        <text:list-item>
          <text:p text:style-name="P9">I foresaw this situation </text:p>
        </text:list-item>
        <text:list-item>
          <text:p text:style-name="P9">I work there</text:p>
        </text:list-item>
        <text:list-item>
          <text:p text:style-name="P9">I revised these videos </text:p>
        </text:list-item>
        <text:list-item>
          <text:p text:style-name="P9">How many friends do you have?</text:p>
        </text:list-item>
        <text:list-item>
          <text:p text:style-name="P10">They understood it much late </text:p>
        </text:list-item>
        <text:list-item>
          <text:p text:style-name="P10">I’ll spend so much money on it </text:p>
        </text:list-item>
        <text:list-item>
          <text:p text:style-name="P10">It’s the best playlist </text:p>
        </text:list-item>
        <text:list-item>
          <text:p text:style-name="P10">He drove home </text:p>
        </text:list-item>
        <text:list-item>
          <text:p text:style-name="P10">She always does it with great pleasure </text:p>
        </text:list-item>
        <text:list-item>
          <text:p text:style-name="P10">It’s such an important meeting </text:p>
        </text:list-item>
        <text:list-item>
          <text:p text:style-name="P10">He went to school </text:p>
        </text:list-item>
        <text:list-item>
          <text:p text:style-name="P10">This level enough to speak English fluently and correctly </text:p>
        </text:list-item>
        <text:list-item>
          <text:p text:style-name="P10">She often listened to classical music </text:p>
        </text:list-item>
        <text:list-item>
          <text:p text:style-name="P10">It’s necessary to work on our writing skills </text:p>
        </text:list-item>
        <text:list-item>
          <text:p text:style-name="P10">Her results were satisfactory </text:p>
        </text:list-item>
        <text:list-item>
          <text:p text:style-name="P10">I sometimes overpaid </text:p>
        </text:list-item>
        <text:list-item>
          <text:p text:style-name="P11">I’ll try not to talk about it </text:p>
        </text:list-item>
        <text:list-item>
          <text:p text:style-name="P11">It isn’t so </text:p>
        </text:list-item>
        <text:list-item>
          <text:p text:style-name="P11">They looked at her</text:p>
        </text:list-item>
        <text:list-item>
          <text:p text:style-name="P12">Is he abroad?</text:p>
        </text:list-item>
        <text:list-item>
          <text:p text:style-name="P12">I hope you won’t confuse these phrases anymore </text:p>
        </text:list-item>
        <text:list-item>
          <text:p text:style-name="P12">You need to compare these results</text:p>
        </text:list-item>
        <text:list-item>
          <text:p text:style-name="P12">They often laugh at it </text:p>
        </text:list-item>
        <text:list-item>
          <text:p text:style-name="P12">It’s necessary to do these exercises <text:s text:c="2"/></text:p>
        </text:list-item>
        <text:list-item>
          <text:p text:style-name="P12">I want this thing </text:p>
        </text:list-item>
        <text:list-item>
          <text:p text:style-name="P12">They had a great time together </text:p>
        </text:list-item>
        <text:list-item>
          <text:p text:style-name="P12">I did it despite their words </text:p>
        </text:list-item>
        <text:list-item>
          <text:p text:style-name="P12">I like this channel, too </text:p>
        </text:list-item>
        <text:list-item>
          <text:p text:style-name="P12"><text:soft-page-break/>I like this subject </text:p>
        </text:list-item>
        <text:list-item>
          <text:p text:style-name="P12">When will she join us?</text:p>
        </text:list-item>
        <text:list-item>
          <text:p text:style-name="P12">My elder brother and I were here</text:p>
        </text:list-item>
        <text:list-item>
          <text:p text:style-name="P12">These lessons helped us speak English more correctly </text:p>
        </text:list-item>
        <text:list-item>
          <text:p text:style-name="P13">They accused her of a very serious crime</text:p>
        </text:list-item>
        <text:list-item>
          <text:p text:style-name="P13">We liked the simplicity of these videos <text:s/></text:p>
        </text:list-item>
        <text:list-item>
          <text:p text:style-name="P13">Is this song very popular </text:p>
        </text:list-item>
        <text:list-item>
          <text:p text:style-name="P13">I really want to speak English fluently </text:p>
        </text:list-item>
        <text:list-item>
          <text:p text:style-name="P13">He wore very poor clothes </text:p>
        </text:list-item>
        <text:list-item>
          <text:p text:style-name="P13">How often will it be? </text:p>
        </text:list-item>
        <text:list-item>
          <text:p text:style-name="P13">He feels very surprised </text:p>
        </text:list-item>
        <text:list-item>
          <text:p text:style-name="P13">Who feels tired? </text:p>
        </text:list-item>
        <text:list-item>
          <text:p text:style-name="P13">It isn’t the best course. I like this course more </text:p>
        </text:list-item>
        <text:list-item>
          <text:p text:style-name="P13">All the girls are there</text:p>
        </text:list-item>
        <text:list-item>
          <text:p text:style-name="P13">I had free time for it </text:p>
        </text:list-item>
        <text:list-item>
          <text:p text:style-name="P13">Were you <text:span text:style-name="T3">so busy?</text:span></text:p>
        </text:list-item>
        <text:list-item>
          <text:p text:style-name="P14">They’re really tired of it </text:p>
        </text:list-item>
        <text:list-item>
          <text:p text:style-name="P14">I love you</text:p>
        </text:list-item>
        <text:list-item>
          <text:p text:style-name="P14">Do they often talk about it?</text:p>
        </text:list-item>
        <text:list-item>
          <text:p text:style-name="P14">I learnt so many new words </text:p>
        </text:list-item>
        <text:list-item>
          <text:p text:style-name="P14">She gave up smoking </text:p>
        </text:list-item>
        <text:list-item>
          <text:p text:style-name="P14">You’ll like this idea</text:p>
        </text:list-item>
        <text:list-item>
          <text:p text:style-name="P14">I’d like to do it </text:p>
        </text:list-item>
        <text:list-item>
          <text:p text:style-name="P14">Can you play the piano?</text:p>
        </text:list-item>
        <text:list-item>
          <text:p text:style-name="P14">It’ll happen on a regular basis <text:s/></text:p>
        </text:list-item>
        <text:list-item>
          <text:p text:style-name="P14">It’s so cheap </text:p>
        </text:list-item>
        <text:list-item>
          <text:p text:style-name="P14">When will you start preparing for this exam?</text:p>
        </text:list-item>
        <text:list-item>
          <text:p text:style-name="P15">They’re at work</text:p>
        </text:list-item>
        <text:list-item>
          <text:p text:style-name="P15">Does your son want to train on a regular basis?</text:p>
        </text:list-item>
        <text:list-item>
          <text:p text:style-name="P15">I arrived at the airport <text:s/></text:p>
        </text:list-item>
        <text:list-item>
          <text:p text:style-name="P15">I’m used / accustomed to doing it on a regular basis </text:p>
        </text:list-item>
        <text:list-item>
          <text:p text:style-name="P15">He works very hard </text:p>
        </text:list-item>
        <text:list-item>
          <text:p text:style-name="P15">He sold his business </text:p>
        </text:list-item>
        <text:list-item>
          <text:p text:style-name="P15">He’s away. He’s in another city </text:p>
        </text:list-item>
        <text:list-item>
          <text:p text:style-name="P15">He wished me good luck </text:p>
        </text:list-item>
        <text:list-item>
          <text:p text:style-name="P15">Will it be a standard procedure? </text:p>
        </text:list-item>
        <text:list-item>
          <text:p text:style-name="P15">You’ll improve your English significantly / considerably </text:p>
        </text:list-item>
        <text:list-item>
          <text:p text:style-name="P16"><text:soft-page-break/>I was so tired</text:p>
        </text:list-item>
        <text:list-item>
          <text:p text:style-name="P16">It’s a very low level </text:p>
        </text:list-item>
        <text:list-item>
          <text:p text:style-name="P16">When do have more free time?</text:p>
        </text:list-item>
        <text:list-item>
          <text:p text:style-name="P16">Will this information be useful for him?</text:p>
        </text:list-item>
        <text:list-item>
          <text:p text:style-name="P16">What’s the reason for such a strange answer?</text:p>
        </text:list-item>
        <text:list-item>
          <text:p text:style-name="P16">She likes classical music</text:p>
        </text:list-item>
        <text:list-item>
          <text:p text:style-name="P16">Why were you so pessimistic? <text:s/></text:p>
        </text:list-item>
        <text:list-item>
          <text:p text:style-name="P17">You won’t influence him </text:p>
        </text:list-item>
        <text:list-item>
          <text:p text:style-name="P17">I didn’t know how to answer those questions </text:p>
        </text:list-item>
        <text:list-item>
          <text:p text:style-name="P17">Who did they invite to their wedding?</text:p>
        </text:list-item>
        <text:list-item>
          <text:p text:style-name="P17">He checked my work</text:p>
        </text:list-item>
        <text:list-item>
          <text:p text:style-name="P17">They weren’t tired at all</text:p>
        </text:list-item>
        <text:list-item>
          <text:p text:style-name="P17">She’s a very beautiful girl </text:p>
        </text:list-item>
        <text:list-item>
          <text:p text:style-name="P17">He’s such a talented boy</text:p>
        </text:list-item>
        <text:list-item>
          <text:p text:style-name="P18">You can get tired soon </text:p>
        </text:list-item>
        <text:list-item>
          <text:p text:style-name="P18">She looks very thoughtful </text:p>
        </text:list-item>
        <text:list-item>
          <text:p text:style-name="P18">He accused her of a very serious crime</text:p>
        </text:list-item>
        <text:list-item>
          <text:p text:style-name="P18">She drew a very beautiful picture </text:p>
        </text:list-item>
        <text:list-item>
          <text:p text:style-name="P18">Will our level be Advanced?</text:p>
        </text:list-item>
        <text:list-item>
          <text:p text:style-name="P18">I hope you remember it </text:p>
        </text:list-item>
        <text:list-item>
          <text:p text:style-name="P18">It ‘ll shock you </text:p>
        </text:list-item>
        <text:list-item>
          <text:p text:style-name="P18">Does she need more support?</text:p>
        </text:list-item>
        <text:list-item>
          <text:p text:style-name="P18">He apologized for his rude behavior </text:p>
        </text:list-item>
        <text:list-item>
          <text:p text:style-name="P18">He considered it unimportant </text:p>
        </text:list-item>
        <text:list-item>
          <text:p text:style-name="P19">It’s important </text:p>
        </text:list-item>
        <text:list-item>
          <text:p text:style-name="P19">You’re a good teacher </text:p>
        </text:list-item>
        <text:list-item>
          <text:p text:style-name="P19">What’s your mother’s job?</text:p>
        </text:list-item>
        <text:list-item>
          <text:p text:style-name="P19">You need to think it over more thoroughly</text:p>
        </text:list-item>
        <text:list-item>
          <text:p text:style-name="P19">These lessons will be more than enough </text:p>
        </text:list-item>
        <text:list-item>
          <text:p text:style-name="P19">I analyzed this report</text:p>
        </text:list-item>
        <text:list-item>
          <text:p text:style-name="P19">Is the new important </text:p>
        </text:list-item>
        <text:list-item>
          <text:p text:style-name="P19">What kind of examples does his teacher give?</text:p>
        </text:list-item>
        <text:list-item>
          <text:p text:style-name="P19">Will you pay for this insurance? </text:p>
        </text:list-item>
        <text:list-item>
          <text:p text:style-name="P21">She feels interested in it </text:p>
        </text:list-item>
        <text:list-item>
          <text:p text:style-name="P21">Why are so pessimistic?</text:p>
        </text:list-item>
        <text:list-item>
          <text:p text:style-name="P21">My teacher advised me to do it</text:p>
        </text:list-item>
        <text:list-item>
          <text:p text:style-name="P21">We’ll be grateful to you for it </text:p>
        </text:list-item>
        <text:list-item>
          <text:p text:style-name="P21"><text:soft-page-break/>She thinks she’ll learn English by her self / on her own</text:p>
        </text:list-item>
        <text:list-item>
          <text:p text:style-name="P20"><text:span text:style-name="T4">When will the teacher continue doing it?</text:span> </text:p>
        </text:list-item>
        <text:list-item>
          <text:p text:style-name="P21">The police arrested this thief </text:p>
        </text:list-item>
        <text:list-item>
          <text:p text:style-name="P21">He realized it only later </text:p>
        </text:list-item>
        <text:list-item>
          <text:p text:style-name="P21">He’s a doctor </text:p>
        </text:list-item>
        <text:list-item>
          <text:p text:style-name="P22">I could learn English really enjoying it </text:p>
        </text:list-item>
        <text:list-item>
          <text:p text:style-name="P22">It’s a real sensation </text:p>
        </text:list-item>
        <text:list-item>
          <text:p text:style-name="P22">The news shocked everyone </text:p>
        </text:list-item>
        <text:list-item>
          <text:p text:style-name="P22">They won’t prove it</text:p>
        </text:list-item>
        <text:list-item>
          <text:p text:style-name="P22">Is it a simple exercise? </text:p>
        </text:list-item>
        <text:list-item>
          <text:p text:style-name="P22">Her daughter is in the park</text:p>
        </text:list-item>
        <text:list-item>
          <text:p text:style-name="P22">He sometimes wants to do it</text:p>
        </text:list-item>
        <text:list-item>
          <text:p text:style-name="P23">He smiled at her</text:p>
        </text:list-item>
        <text:list-item>
          <text:p text:style-name="P23">Their hard work led them to success </text:p>
        </text:list-item>
        <text:list-item>
          <text:p text:style-name="P23">I stopped to look at this thing</text:p>
        </text:list-item>
        <text:list-item>
          <text:p text:style-name="P23">I’m fond of this channel thanks to such a positive atmosphere </text:p>
        </text:list-item>
        <text:list-item>
          <text:p text:style-name="P23">I won’t interrupt him </text:p>
        </text:list-item>
        <text:list-item>
          <text:p text:style-name="P23">How do you usually get here?</text:p>
        </text:list-item>
        <text:list-item>
          <text:p text:style-name="P23">My boss isn’t surprised at all</text:p>
        </text:list-item>
        <text:list-item>
          <text:p text:style-name="P23">She explains all these things very well</text:p>
        </text:list-item>
        <text:list-item>
          <text:p text:style-name="P23">We controlled the workers </text:p>
        </text:list-item>
        <text:list-item>
          <text:p text:style-name="P23">I think so</text:p>
        </text:list-item>
        <text:list-item>
          <text:p text:style-name="P23">He didn’t say it loudly enough </text:p>
        </text:list-item>
        <text:list-item>
          <text:p text:style-name="P23">Will the temperature be above zero? </text:p>
        </text:list-item>
        <text:list-item>
          <text:p text:style-name="P23">It doesn’t seem useful</text:p>
        </text:list-item>
        <text:list-item>
          <text:p text:style-name="P23">I learn English to find a better job</text:p>
        </text:list-item>
        <text:list-item>
          <text:p text:style-name="P23">He wasn’t used / accustomed to it </text:p>
        </text:list-item>
        <text:list-item>
          <text:p text:style-name="P23">How long will your parents be away?</text:p>
        </text:list-item>
        <text:list-item>
          <text:p text:style-name="P23">It’s a very good decision </text:p>
        </text:list-item>
        <text:list-item>
          <text:p text:style-name="P23">This result impressed him</text:p>
        </text:list-item>
        <text:list-item>
          <text:p text:style-name="P24">What salary does she have? What’s her salary?</text:p>
        </text:list-item>
        <text:list-item>
          <text:p text:style-name="P24">Who will be against it?</text:p>
        </text:list-item>
        <text:list-item>
          <text:p text:style-name="P24">I’m fond of this channel thanks to our teacher</text:p>
        </text:list-item>
        <text:list-item>
          <text:p text:style-name="P24">Is their father a businessman? </text:p>
        </text:list-item>
        <text:list-item>
          <text:p text:style-name="P24">Is it so ineffective?</text:p>
        </text:list-item>
        <text:list-item>
          <text:p text:style-name="P24">When will you be free?</text:p>
        </text:list-item>
        <text:list-item>
          <text:p text:style-name="P24"><text:soft-page-break/>How much is that dress?</text:p>
        </text:list-item>
        <text:list-item>
          <text:p text:style-name="P24">He sang really well</text:p>
        </text:list-item>
        <text:list-item>
          <text:p text:style-name="P24">We want to know English </text:p>
        </text:list-item>
        <text:list-item>
          <text:p text:style-name="P24">English is easy </text:p>
        </text:list-item>
        <text:list-item>
          <text:p text:style-name="P24">I forgot to say it</text:p>
        </text:list-item>
        <text:list-item>
          <text:p text:style-name="P24">I have lots of inspirations </text:p>
        </text:list-item>
        <text:list-item>
          <text:p text:style-name="P24">He invested too little money </text:p>
        </text:list-item>
        <text:list-item>
          <text:p text:style-name="P24">I started learning English very intensively </text:p>
        </text:list-item>
        <text:list-item>
          <text:p text:style-name="P24">He watched this lesson </text:p>
        </text:list-item>
        <text:list-item>
          <text:p text:style-name="P24">I wasn’t sure</text:p>
        </text:list-item>
        <text:list-item>
          <text:p text:style-name="P24">This money was too little </text:p>
        </text:list-item>
        <text:list-item>
          <text:p text:style-name="P25">How will the students be able to improve their results?</text:p>
        </text:list-item>
        <text:list-item>
          <text:p text:style-name="P25">I did it to earn more money </text:p>
        </text:list-item>
        <text:list-item>
          <text:p text:style-name="P25">Was he on holiday last week?</text:p>
        </text:list-item>
        <text:list-item>
          <text:p text:style-name="P25">Will they invest this money?</text:p>
        </text:list-item>
        <text:list-item>
          <text:p text:style-name="P25">Who’s in the room?</text:p>
        </text:list-item>
        <text:list-item>
          <text:p text:style-name="P25">This project will have a commercial success </text:p>
        </text:list-item>
        <text:list-item>
          <text:p text:style-name="P25">Your lessons really help </text:p>
        </text:list-item>
        <text:list-item>
          <text:p text:style-name="P25">What’s your sister’s name?</text:p>
        </text:list-item>
        <text:list-item>
          <text:p text:style-name="P25">He’s proud of his outstanding achievements </text:p>
        </text:list-item>
        <text:list-item>
          <text:p text:style-name="P25">He calls him quite seldom / rarely </text:p>
        </text:list-item>
        <text:list-item>
          <text:p text:style-name="P25">When did you finish doing it?</text:p>
        </text:list-item>
        <text:list-item>
          <text:p text:style-name="P25">Is it a global problem?</text:p>
        </text:list-item>
        <text:list-item>
          <text:p text:style-name="P25">Do you think the same?</text:p>
        </text:list-item>
        <text:list-item>
          <text:p text:style-name="P25">I want to buy a new flat</text:p>
        </text:list-item>
        <text:list-item>
          <text:p text:style-name="P25">Can you play basketball?</text:p>
        </text:list-item>
        <text:list-item>
          <text:p text:style-name="P25">They got married at the end of the year </text:p>
        </text:list-item>
        <text:list-item>
          <text:p text:style-name="P25">Does she feel tired?</text:p>
        </text:list-item>
        <text:list-item>
          <text:p text:style-name="P25">How often does he test their knowledge?</text:p>
        </text:list-item>
        <text:list-item>
          <text:p text:style-name="P25">He was born on the twenty second of February <text:s/></text:p>
        </text:list-item>
        <text:list-item>
          <text:p text:style-name="P26">He built a very big house </text:p>
        </text:list-item>
        <text:list-item>
          <text:p text:style-name="P26">He jumped high </text:p>
        </text:list-item>
        <text:list-item>
          <text:p text:style-name="P26">I learnt this text by hart</text:p>
        </text:list-item>
        <text:list-item>
          <text:p text:style-name="P26">The meeting began fifteen minutes later </text:p>
        </text:list-item>
        <text:list-item>
          <text:p text:style-name="P26">She didn’t get married last year </text:p>
        </text:list-item>
        <text:list-item>
          <text:p text:style-name="P26">Is it your decision?</text:p>
        </text:list-item>
        <text:list-item>
          <text:p text:style-name="P26">She sometimes waits for it </text:p>
        </text:list-item>
        <text:list-item>
          <text:p text:style-name="P26"><text:soft-page-break/>It was necessary to check it one more time </text:p>
        </text:list-item>
        <text:list-item>
          <text:p text:style-name="P26">What will they be able to do?</text:p>
        </text:list-item>
        <text:list-item>
          <text:p text:style-name="P26">It’s the same video</text:p>
        </text:list-item>
        <text:list-item>
          <text:p text:style-name="P26">These students show brilliant results</text:p>
        </text:list-item>
        <text:list-item>
          <text:p text:style-name="P26">We finished discussing this project</text:p>
        </text:list-item>
        <text:list-item>
          <text:p text:style-name="P26">I often confused these phrases </text:p>
        </text:list-item>
        <text:list-item>
          <text:p text:style-name="P26">Does your sister live alone?</text:p>
        </text:list-item>
        <text:list-item>
          <text:p text:style-name="P26">He didn’t notice this advertisement </text:p>
        </text:list-item>
        <text:list-item>
          <text:p text:style-name="P27">I’m subscribed to this channel </text:p>
        </text:list-item>
        <text:list-item>
          <text:p text:style-name="P28">He pointed at my mistakes </text:p>
        </text:list-item>
        <text:list-item>
          <text:p text:style-name="P28">My cousin regretted it</text:p>
        </text:list-item>
        <text:list-item>
          <text:p text:style-name="P28">She’s interested in it</text:p>
        </text:list-item>
        <text:list-item>
          <text:p text:style-name="P28">Do we have enough knowledge?</text:p>
        </text:list-item>
        <text:list-item>
          <text:p text:style-name="P29">What time is it now? What’s the time now?</text:p>
        </text:list-item>
        <text:list-item>
          <text:p text:style-name="P29">I needed to get in touch with them</text:p>
        </text:list-item>
        <text:list-item>
          <text:p text:style-name="P29">It was the best result</text:p>
        </text:list-item>
        <text:list-item>
          <text:p text:style-name="P29">I enjoy learning English when I see my progress </text:p>
        </text:list-item>
        <text:list-item>
          <text:p text:style-name="P29">I don’t want to play computer games </text:p>
        </text:list-item>
        <text:list-item>
          <text:p text:style-name="P29">Will it be a huge success?</text:p>
        </text:list-item>
        <text:list-item>
          <text:p text:style-name="P29">How old is your mother?</text:p>
        </text:list-item>
        <text:list-item>
          <text:p text:style-name="P29">I created this channel two years ago</text:p>
        </text:list-item>
        <text:list-item>
          <text:p text:style-name="P29">I must learn English </text:p>
        </text:list-item>
        <text:list-item>
          <text:p text:style-name="P29">It isn’t obvious </text:p>
        </text:list-item>
        <text:list-item>
          <text:p text:style-name="P29">I’ll live in the same place </text:p>
        </text:list-item>
        <text:list-item>
          <text:p text:style-name="P30">What will influenced you most of all?</text:p>
        </text:list-item>
        <text:list-item>
          <text:p text:style-name="P30">He supported this decision </text:p>
        </text:list-item>
        <text:list-item>
          <text:p text:style-name="P30">I’ll manage to do it in spite (despite) of my problems </text:p>
        </text:list-item>
        <text:list-item>
          <text:p text:style-name="P30">It really happens </text:p>
        </text:list-item>
        <text:list-item>
          <text:p text:style-name="P30">I saw it at the end of the meeting </text:p>
        </text:list-item>
        <text:list-item>
          <text:p text:style-name="P31">She won’t sigh this agreement </text:p>
        </text:list-item>
        <text:list-item>
          <text:p text:style-name="P31">It seems to me it’ll be the only right decision </text:p>
        </text:list-item>
        <text:list-item>
          <text:p text:style-name="P31">I’ll send him a letter </text:p>
        </text:list-item>
        <text:list-item>
          <text:p text:style-name="P31">What does she usually tell him?</text:p>
        </text:list-item>
        <text:list-item>
          <text:p text:style-name="P31">Is she a poor woman?</text:p>
        </text:list-item>
        <text:list-item>
          <text:p text:style-name="P31">This method is very simple </text:p>
        </text:list-item>
        <text:list-item>
          <text:p text:style-name="P31">I want to go there again </text:p>
        </text:list-item>
        <text:list-item>
          <text:p text:style-name="P31"><text:soft-page-break/>How many English words will I need to know to pass this exam?</text:p>
        </text:list-item>
        <text:list-item>
          <text:p text:style-name="P31">How long was it?</text:p>
        </text:list-item>
        <text:list-item>
          <text:p text:style-name="P31">What does it mean?</text:p>
        </text:list-item>
        <text:list-item>
          <text:p text:style-name="P31">I divided it into three parts </text:p>
        </text:list-item>
        <text:list-item>
          <text:p text:style-name="P31">We have another alternative </text:p>
        </text:list-item>
        <text:list-item>
          <text:p text:style-name="P31">The police arrested this thief </text:p>
        </text:list-item>
        <text:list-item>
          <text:p text:style-name="P31">My parents know it</text:p>
        </text:list-item>
        <text:list-item>
          <text:p text:style-name="P31">She’s so kind</text:p>
        </text:list-item>
        <text:list-item>
          <text:p text:style-name="P32">I need more time </text:p>
        </text:list-item>
        <text:list-item>
          <text:p text:style-name="P32">They caught this criminal</text:p>
        </text:list-item>
        <text:list-item>
          <text:p text:style-name="P32">I’ll be busy tomorrow morning </text:p>
        </text:list-item>
        <text:list-item>
          <text:p text:style-name="P32">She was so frightened </text:p>
        </text:list-item>
        <text:list-item>
          <text:p text:style-name="P32">Your parents will be very surprised </text:p>
        </text:list-item>
        <text:list-item>
          <text:p text:style-name="P32">They have a very serious financial problems </text:p>
        </text:list-item>
        <text:list-item>
          <text:p text:style-name="P32">I’ll do my best to speak English correctly </text:p>
        </text:list-item>
        <text:list-item>
          <text:p text:style-name="P32">She can point at your mistakes </text:p>
        </text:list-item>
        <text:list-item>
          <text:p text:style-name="P32">It usually happens in autumn</text:p>
        </text:list-item>
        <text:list-item>
          <text:p text:style-name="P32">It’ll often happen <text:s text:c="2"/></text:p>
        </text:list-item>
        <text:list-item>
          <text:p text:style-name="P33">These things are very important </text:p>
        </text:list-item>
        <text:list-item>
          <text:p text:style-name="P33">My best friend was too optimistic. My best wasn’t realistic </text:p>
        </text:list-item>
        <text:list-item>
          <text:p text:style-name="P33">This solder fought very courageously</text:p>
        </text:list-item>
        <text:list-item>
          <text:p text:style-name="P33">It may change his opinion </text:p>
        </text:list-item>
        <text:list-item>
          <text:p text:style-name="P33">Everyone will be shocked </text:p>
        </text:list-item>
        <text:list-item>
          <text:p text:style-name="P33">I’ll look up this phrase in a dictionary <text:s/></text:p>
        </text:list-item>
        <text:list-item>
          <text:p text:style-name="P33">This student shows brilliant results </text:p>
        </text:list-item>
        <text:list-item>
          <text:p text:style-name="P33">Do they live separately?</text:p>
        </text:list-item>
        <text:list-item>
          <text:p text:style-name="P33">What helps you?</text:p>
        </text:list-item>
        <text:list-item>
          <text:p text:style-name="P33">I revised these lessons one more time </text:p>
        </text:list-item>
        <text:list-item>
          <text:p text:style-name="P33">Does she have a large family? </text:p>
        </text:list-item>
        <text:list-item>
          <text:p text:style-name="P33">I’m afraid it’s too difficult </text:p>
        </text:list-item>
        <text:list-item>
          <text:p text:style-name="P33">Does it frighten you?</text:p>
        </text:list-item>
        <text:list-item>
          <text:p text:style-name="P33">Why is he angry?</text:p>
        </text:list-item>
        <text:list-item>
          <text:p text:style-name="P33">It wasn’t a joke </text:p>
        </text:list-item>
        <text:list-item>
          <text:p text:style-name="P33">My friend advised me no to do it </text:p>
        </text:list-item>
        <text:list-item>
          <text:p text:style-name="P33">She perfectly understands it </text:p>
        </text:list-item>
        <text:list-item>
          <text:p text:style-name="P33">I need to study harder </text:p>
        </text:list-item>
        <text:list-item>
          <text:p text:style-name="P33"><text:soft-page-break/>What’s the reason for it?</text:p>
        </text:list-item>
        <text:list-item>
          <text:p text:style-name="P33">I pay taxes</text:p>
        </text:list-item>
        <text:list-item>
          <text:p text:style-name="P34">The answer is right </text:p>
        </text:list-item>
        <text:list-item>
          <text:p text:style-name="P34">I enjoy learning English listening to this playlist</text:p>
        </text:list-item>
        <text:list-item>
          <text:p text:style-name="P34">I really want it </text:p>
        </text:list-item>
        <text:list-item>
          <text:p text:style-name="P34">He failed his last exam </text:p>
        </text:list-item>
        <text:list-item>
          <text:p text:style-name="P34">Why do your parents disagree with you?</text:p>
        </text:list-item>
        <text:list-item>
          <text:p text:style-name="P35">Do they know each other?</text:p>
        </text:list-item>
        <text:list-item>
          <text:p text:style-name="P35">I think It’s the main problem </text:p>
        </text:list-item>
        <text:list-item>
          <text:p text:style-name="P35">She really liked this place</text:p>
        </text:list-item>
        <text:list-item>
          <text:p text:style-name="P35">I’ll do my best to speak English without any mistakes at all</text:p>
        </text:list-item>
        <text:list-item>
          <text:p text:style-name="P35">It’s so cheap </text:p>
        </text:list-item>
        <text:list-item>
          <text:p text:style-name="P35">We faced some serious problems </text:p>
        </text:list-item>
        <text:list-item>
          <text:p text:style-name="P35">Is the information useful?</text:p>
        </text:list-item>
        <text:list-item>
          <text:p text:style-name="P35">Where is he from? He’s from the United States </text:p>
        </text:list-item>
        <text:list-item>
          <text:p text:style-name="P35">You know English like a native speaker </text:p>
        </text:list-item>
        <text:list-item>
          <text:p text:style-name="P35">How will you find a solution to this problem?</text:p>
        </text:list-item>
        <text:list-item>
          <text:p text:style-name="P35">I’ll be able to do it in spite of such a serious problem </text:p>
        </text:list-item>
        <text:list-item>
          <text:p text:style-name="P35">What will seem so important?</text:p>
        </text:list-item>
        <text:list-item>
          <text:p text:style-name="P35">It’s our last chance </text:p>
        </text:list-item>
        <text:list-item>
          <text:p text:style-name="P35">Is the article really so interesting </text:p>
        </text:list-item>
        <text:list-item>
          <text:p text:style-name="P35">It’s such an informative lesson </text:p>
        </text:list-item>
        <text:list-item>
          <text:p text:style-name="P35">Are the problems so big?</text:p>
        </text:list-item>
        <text:list-item>
          <text:p text:style-name="P35">Where is it?</text:p>
        </text:list-item>
        <text:list-item>
          <text:p text:style-name="P35">I don’t have much free time </text:p>
        </text:list-item>
        <text:list-item>
          <text:p text:style-name="P35">I think this musician won’t become popular </text:p>
        </text:list-item>
        <text:list-item>
          <text:p text:style-name="P35">Is it a big problem?</text:p>
        </text:list-item>
        <text:list-item>
          <text:p text:style-name="P36">It’s an important factor </text:p>
        </text:list-item>
        <text:list-item>
          <text:p text:style-name="P36">Why is he at work now?</text:p>
        </text:list-item>
        <text:list-item>
          <text:p text:style-name="P36">Is he a lazy boy?</text:p>
        </text:list-item>
        <text:list-item>
          <text:p text:style-name="P36">What time does she leave home?</text:p>
        </text:list-item>
        <text:list-item>
          <text:p text:style-name="P36">I’ll have other alternatives </text:p>
        </text:list-item>
        <text:list-item>
          <text:p text:style-name="P36">I enjoy this channel </text:p>
        </text:list-item>
        <text:list-item>
          <text:p text:style-name="P36">He won’t record short and uninformative videos </text:p>
        </text:list-item>
        <text:list-item>
          <text:p text:style-name="P36">Is he often tired?</text:p>
        </text:list-item>
        <text:list-item>
          <text:p text:style-name="P36">I start living there to save money </text:p>
        </text:list-item>
        <text:list-item>
          <text:p text:style-name="P36">The school isn’t good enough </text:p>
        </text:list-item>
        <text:list-item>
          <text:p text:style-name="P36"><text:soft-page-break/>Those measures stimulated our sales </text:p>
        </text:list-item>
        <text:list-item>
          <text:p text:style-name="P36">Is she tired?</text:p>
        </text:list-item>
        <text:list-item>
          <text:p text:style-name="P36">It was a sunny day </text:p>
        </text:list-item>
        <text:list-item>
          <text:p text:style-name="P36">His attempt wasn’t successful</text:p>
        </text:list-item>
        <text:list-item>
          <text:p text:style-name="P36">I live in this city </text:p>
        </text:list-item>
        <text:list-item>
          <text:p text:style-name="P36">My boyfriend is twenty-four </text:p>
        </text:list-item>
        <text:list-item>
          <text:p text:style-name="P36">It was last summer </text:p>
        </text:list-item>
        <text:list-item>
          <text:p text:style-name="P36">It’s rainy </text:p>
        </text:list-item>
        <text:list-item>
          <text:p text:style-name="P36">Will you express your opinion?</text:p>
        </text:list-item>
        <text:list-item>
          <text:p text:style-name="P36">He owned this house </text:p>
        </text:list-item>
        <text:list-item>
          <text:p text:style-name="P36">He fed his cat </text:p>
        </text:list-item>
        <text:list-item>
          <text:p text:style-name="P36">I started learning English several months ago</text:p>
        </text:list-item>
        <text:list-item>
          <text:p text:style-name="P36">This company delivered it yesterday <text:s text:c="3"/></text:p>
        </text:list-item>
        <text:list-item>
          <text:p text:style-name="P36">I left India </text:p>
        </text:list-item>
        <text:list-item>
          <text:p text:style-name="P36">I’ll be able to resolve this conflict </text:p>
        </text:list-item>
        <text:list-item>
          <text:p text:style-name="P37">They offered me a well-paid job </text:p>
        </text:list-item>
        <text:list-item>
          <text:p text:style-name="P37">It isn’t such a difficult exercise </text:p>
        </text:list-item>
        <text:list-item>
          <text:p text:style-name="P37">Other people didn’t know it</text:p>
        </text:list-item>
        <text:list-item>
          <text:p text:style-name="P37">Was I right?</text:p>
        </text:list-item>
        <text:list-item>
          <text:p text:style-name="P37">The food is really tasty </text:p>
        </text:list-item>
        <text:list-item>
          <text:p text:style-name="P37">Was that time convenient?</text:p>
        </text:list-item>
        <text:list-item>
          <text:p text:style-name="P37">What seems inconvenient?</text:p>
        </text:list-item>
        <text:list-item>
          <text:p text:style-name="P37">It looks strange </text:p>
        </text:list-item>
        <text:list-item>
          <text:p text:style-name="P37">She owned this flat </text:p>
        </text:list-item>
        <text:list-item>
          <text:p text:style-name="P37">It was necessary to do these exercises </text:p>
        </text:list-item>
        <text:list-item>
          <text:p text:style-name="P37">I participated in this tournament </text:p>
        </text:list-item>
        <text:list-item>
          <text:p text:style-name="P37">She was born on the twenty second of July</text:p>
        </text:list-item>
        <text:list-item>
          <text:p text:style-name="P37">She woke up much later than usual </text:p>
        </text:list-item>
        <text:list-item>
          <text:p text:style-name="P38">She’s his wife </text:p>
        </text:list-item>
        <text:list-item>
          <text:p text:style-name="P38">They got married at the beginning of the year </text:p>
        </text:list-item>
        <text:list-item>
          <text:p text:style-name="P38">It doesn’t necessarily mean that he’ll become a professional sportsman </text:p>
        </text:list-item>
        <text:list-item>
          <text:p text:style-name="P38">I usually get up early </text:p>
        </text:list-item>
        <text:list-item>
          <text:p text:style-name="P38">They go to school </text:p>
        </text:list-item>
        <text:list-item>
          <text:p text:style-name="P38">They live unhappily </text:p>
        </text:list-item>
        <text:list-item>
          <text:p text:style-name="P38">He believed her</text:p>
        </text:list-item>
        <text:list-item>
          <text:p text:style-name="P38">I went on a business trip last week</text:p>
        </text:list-item>
        <text:list-item>
          <text:p text:style-name="P38"><text:soft-page-break/>Why do you friends disagree with you?</text:p>
        </text:list-item>
        <text:list-item>
          <text:p text:style-name="P38">I think I’ll miss the bus </text:p>
        </text:list-item>
        <text:list-item>
          <text:p text:style-name="P38">I saw it at the beginning of the meeting</text:p>
        </text:list-item>
        <text:list-item>
          <text:p text:style-name="P38">We <text:span text:style-name="T5">competed with a very famous company </text:span></text:p>
        </text:list-item>
        <text:list-item>
          <text:p text:style-name="P39">How will you be able to solve this problem?</text:p>
        </text:list-item>
        <text:list-item>
          <text:p text:style-name="P39">I see this result impressed you </text:p>
        </text:list-item>
        <text:list-item>
          <text:p text:style-name="P39">I dealt with different clients </text:p>
        </text:list-item>
        <text:list-item>
          <text:p text:style-name="P39">Will the police catch them?</text:p>
        </text:list-item>
        <text:list-item>
          <text:p text:style-name="P39">The news is really strange </text:p>
        </text:list-item>
        <text:list-item>
          <text:p text:style-name="P39">He won’t put on a warm coat </text:p>
        </text:list-item>
        <text:list-item>
          <text:p text:style-name="P39">She dreamt about a career in music </text:p>
        </text:list-item>
        <text:list-item>
          <text:p text:style-name="P39">Do you often go there?</text:p>
        </text:list-item>
        <text:list-item>
          <text:p text:style-name="P39">She lied to me </text:p>
        </text:list-item>
        <text:list-item>
          <text:p text:style-name="P39">Where were you yesterday?</text:p>
        </text:list-item>
        <text:list-item>
          <text:p text:style-name="P40">Her husband is at home</text:p>
        </text:list-item>
        <text:list-item>
          <text:p text:style-name="P40">As for ‘always’, we put it in the middle </text:p>
        </text:list-item>
        <text:list-item>
          <text:p text:style-name="P40">He’s afraid of it </text:p>
        </text:list-item>
        <text:list-item>
          <text:p text:style-name="P40">It changed their attitude to these things </text:p>
        </text:list-item>
        <text:list-item>
          <text:p text:style-name="P40">How do you find these lessons?</text:p>
        </text:list-item>
        <text:list-item>
          <text:p text:style-name="P40">Everyone feels interested in it </text:p>
        </text:list-item>
        <text:list-item>
          <text:p text:style-name="P40">What ‘s in the photo?</text:p>
        </text:list-item>
        <text:list-item>
          <text:p text:style-name="P40">It’ll be our achievement </text:p>
        </text:list-item>
        <text:list-item>
          <text:p text:style-name="P40">it’s so important </text:p>
        </text:list-item>
        <text:list-item>
          <text:p text:style-name="P40">You didn’t tell me the second thing</text:p>
        </text:list-item>
        <text:list-item>
          <text:p text:style-name="P40">He always believed her </text:p>
        </text:list-item>
        <text:list-item>
          <text:p text:style-name="P40">He needs much more money</text:p>
        </text:list-item>
        <text:list-item>
          <text:p text:style-name="P40">I have lots of enthusiasm </text:p>
        </text:list-item>
        <text:list-item>
          <text:p text:style-name="P40">I did it despite the crises </text:p>
        </text:list-item>
        <text:list-item>
          <text:p text:style-name="P40">She foresaw these problems </text:p>
        </text:list-item>
        <text:list-item>
          <text:p text:style-name="P40">This man is very rich </text:p>
        </text:list-item>
        <text:list-item>
          <text:p text:style-name="P40">She often asks these questions </text:p>
        </text:list-item>
        <text:list-item>
          <text:p text:style-name="P40">Were you in trouble?</text:p>
        </text:list-item>
        <text:list-item>
          <text:p text:style-name="P40">I see the advantages and disadvantages of this approach </text:p>
        </text:list-item>
        <text:list-item>
          <text:p text:style-name="P40">He likes this dress</text:p>
        </text:list-item>
        <text:list-item>
          <text:p text:style-name="P41">He checks all the information </text:p>
        </text:list-item>
        <text:list-item>
          <text:p text:style-name="P41">His behavior is very strange </text:p>
        </text:list-item>
        <text:list-item>
          <text:p text:style-name="P41">It’s too difficult </text:p>
        </text:list-item>
        <text:list-item>
          <text:p text:style-name="P41"><text:soft-page-break/>I see it in this picture </text:p>
        </text:list-item>
        <text:list-item>
          <text:p text:style-name="P41">He owned this flat </text:p>
        </text:list-item>
        <text:list-item>
          <text:p text:style-name="P41">The boys are at home </text:p>
        </text:list-item>
        <text:list-item>
          <text:p text:style-name="P41">How much time did you spend on learning English?</text:p>
        </text:list-item>
        <text:list-item>
          <text:p text:style-name="P41">How does he get home?</text:p>
        </text:list-item>
        <text:list-item>
          <text:p text:style-name="P41">I’ll be more careful </text:p>
        </text:list-item>
        <text:list-item>
          <text:p text:style-name="P41">I didn’t want to spend time on it </text:p>
        </text:list-item>
        <text:list-item>
          <text:p text:style-name="P41">I often listen to the radio </text:p>
        </text:list-item>
        <text:list-item>
          <text:p text:style-name="P41">He hit the door </text:p>
        </text:list-item>
        <text:list-item>
          <text:p text:style-name="P41">I was in that place quite often </text:p>
        </text:list-item>
        <text:list-item>
          <text:p text:style-name="P41">We’re full of energy </text:p>
        </text:list-item>
        <text:list-item>
          <text:p text:style-name="P41">Other people can think about it, too </text:p>
        </text:list-item>
        <text:list-item>
          <text:p text:style-name="P41">I packed this parcel </text:p>
        </text:list-item>
        <text:list-item>
          <text:p text:style-name="P41">It’ll happen in winter </text:p>
        </text:list-item>
        <text:list-item>
          <text:p text:style-name="P41">We played football together </text:p>
        </text:list-item>
        <text:list-item>
          <text:p text:style-name="P41">It’s worse </text:p>
        </text:list-item>
        <text:list-item>
          <text:p text:style-name="P41">What did you eat there?</text:p>
        </text:list-item>
        <text:list-item>
          <text:p text:style-name="P41">The days weren’t cloudy</text:p>
        </text:list-item>
        <text:list-item>
          <text:p text:style-name="P41">Everyone wou<text:span text:style-name="T6">ld like it </text:span></text:p>
        </text:list-item>
        <text:list-item>
          <text:p text:style-name="P42">Were you abroad last month?</text:p>
        </text:list-item>
        <text:list-item>
          <text:p text:style-name="P42">How much money does she pay?</text:p>
        </text:list-item>
        <text:list-item>
          <text:p text:style-name="P42">Do you go to work?</text:p>
        </text:list-item>
        <text:list-item>
          <text:p text:style-name="P42">All people do it</text:p>
        </text:list-item>
        <text:list-item>
          <text:p text:style-name="P42">I’d like to know English very well</text:p>
        </text:list-item>
        <text:list-item>
          <text:p text:style-name="P42">I’m sure my pronunciation was better and better </text:p>
        </text:list-item>
        <text:list-item>
          <text:p text:style-name="P42">How did it happen?</text:p>
        </text:list-item>
        <text:list-item>
          <text:p text:style-name="P42">The teacher continued recording new lessons </text:p>
        </text:list-item>
        <text:list-item>
          <text:p text:style-name="P42">The girl passed that exam at last </text:p>
        </text:list-item>
        <text:list-item>
          <text:p text:style-name="P42">My friend needs help </text:p>
        </text:list-item>
        <text:list-item>
          <text:p text:style-name="P42">Their results were quite satisfactory </text:p>
        </text:list-item>
        <text:list-item>
          <text:p text:style-name="P42">He can point at your mistakes </text:p>
        </text:list-item>
        <text:list-item>
          <text:p text:style-name="P42">It’s a cold day </text:p>
        </text:list-item>
        <text:list-item>
          <text:p text:style-name="P42">Everyone knows it</text:p>
        </text:list-item>
        <text:list-item>
          <text:p text:style-name="P42">Which video do you admire more?</text:p>
        </text:list-item>
        <text:list-item>
          <text:p text:style-name="P42">His father needs money </text:p>
        </text:list-item>
        <text:list-item>
          <text:p text:style-name="P42">This time didn’t suit us </text:p>
        </text:list-item>
        <text:list-item>
          <text:p text:style-name="P42">Who payed for him?</text:p>
        </text:list-item>
        <text:list-item>
          <text:p text:style-name="P43"><text:soft-page-break/>We need to think it over </text:p>
        </text:list-item>
        <text:list-item>
          <text:p text:style-name="P43">I devoted more free time to my education </text:p>
        </text:list-item>
        <text:list-item>
          <text:p text:style-name="P43">He wears a belt </text:p>
        </text:list-item>
        <text:list-item>
          <text:p text:style-name="P43">What does she need to do?</text:p>
        </text:list-item>
        <text:list-item>
          <text:p text:style-name="P43">He was born on the sixteenth of June</text:p>
        </text:list-item>
        <text:list-item>
          <text:p text:style-name="P43">You weren’t with them</text:p>
        </text:list-item>
        <text:list-item>
          <text:p text:style-name="P43">Time is money </text:p>
        </text:list-item>
        <text:list-item>
          <text:p text:style-name="P43">I thought we didn’t need to reinvent the wheel </text:p>
        </text:list-item>
        <text:list-item>
          <text:p text:style-name="P43">He isn’t with them </text:p>
        </text:list-item>
        <text:list-item>
          <text:p text:style-name="P43">I approve of this choice </text:p>
        </text:list-item>
        <text:list-item>
          <text:p text:style-name="P43">I’ll show it to you </text:p>
        </text:list-item>
        <text:list-item>
          <text:p text:style-name="P43">I speak English </text:p>
        </text:list-item>
        <text:list-item>
          <text:p text:style-name="P43">I think I’ll learn English in a year </text:p>
        </text:list-item>
        <text:list-item>
          <text:p text:style-name="P43">When is he at work?</text:p>
        </text:list-item>
        <text:list-item>
          <text:p text:style-name="P43">They noticed your absence </text:p>
        </text:list-item>
        <text:list-item>
          <text:p text:style-name="P43">What does she want to add?</text:p>
        </text:list-item>
        <text:list-item>
          <text:p text:style-name="P43">They didn’t show us that report</text:p>
        </text:list-item>
        <text:list-item>
          <text:p text:style-name="P43">How old is he?</text:p>
        </text:list-item>
        <text:list-item>
          <text:p text:style-name="P43">Life taught her a lesson </text:p>
        </text:list-item>
        <text:list-item>
          <text:p text:style-name="P44">I wanted to correct my mistakes </text:p>
        </text:list-item>
        <text:list-item>
          <text:p text:style-name="P44">His wife insisted on it </text:p>
        </text:list-item>
        <text:list-item>
          <text:p text:style-name="P44">I decided to devote more free time to English </text:p>
        </text:list-item>
        <text:list-item>
          <text:p text:style-name="P44">I forgot everything </text:p>
        </text:list-item>
        <text:list-item>
          <text:p text:style-name="P44">I didn’t park my car there</text:p>
        </text:list-item>
        <text:list-item>
          <text:p text:style-name="P44">The police caught these thieves </text:p>
        </text:list-item>
        <text:list-item>
          <text:p text:style-name="P44">I could do my homework listening to this playlist </text:p>
        </text:list-item>
        <text:list-item>
          <text:p text:style-name="P44">What’s the problem?</text:p>
        </text:list-item>
        <text:list-item>
          <text:p text:style-name="P44">He’ll repair it </text:p>
        </text:list-item>
        <text:list-item>
          <text:p text:style-name="P44">I knew she had a low salary </text:p>
        </text:list-item>
        <text:list-item>
          <text:p text:style-name="P44">He didn’t cancel / (call off) the meeting </text:p>
        </text:list-item>
        <text:list-item>
          <text:p text:style-name="P44">He changed his point of view </text:p>
        </text:list-item>
        <text:list-item>
          <text:p text:style-name="P44">They aren’t used to such conditions </text:p>
        </text:list-item>
        <text:list-item>
          <text:p text:style-name="P44">She likes cooking </text:p>
        </text:list-item>
        <text:list-item>
          <text:p text:style-name="P44">The boy is very lazy</text:p>
        </text:list-item>
        <text:list-item>
          <text:p text:style-name="P44">It’s such a boring story </text:p>
        </text:list-item>
        <text:list-item>
          <text:p text:style-name="P45">I often wait for him </text:p>
        </text:list-item>
        <text:list-item>
          <text:p text:style-name="P45">He tried to analyze everything very thoroughly </text:p>
        </text:list-item>
        <text:list-item>
          <text:p text:style-name="P45"><text:soft-page-break/>It was everywhere </text:p>
        </text:list-item>
        <text:list-item>
          <text:p text:style-name="P45">I sat down </text:p>
        </text:list-item>
        <text:list-item>
          <text:p text:style-name="P45">I think this answer is incorrect </text:p>
        </text:list-item>
        <text:list-item>
          <text:p text:style-name="P45">Do you understand? </text:p>
        </text:list-item>
        <text:list-item>
          <text:p text:style-name="P45">We practiced speaking English on a regular basis </text:p>
        </text:list-item>
        <text:list-item>
          <text:p text:style-name="P45">She refused to do it </text:p>
        </text:list-item>
        <text:list-item>
          <text:p text:style-name="P45">Who’s at home?</text:p>
        </text:list-item>
        <text:list-item>
          <text:p text:style-name="P45">How does he spend his free time?</text:p>
        </text:list-item>
        <text:list-item>
          <text:p text:style-name="P45">My friend and I will join them</text:p>
        </text:list-item>
        <text:list-item>
          <text:p text:style-name="P45">She’s beautiful </text:p>
        </text:list-item>
        <text:list-item>
          <text:p text:style-name="P45">You can prove it if you want </text:p>
        </text:list-item>
        <text:list-item>
          <text:p text:style-name="P45">Whose offer will you take?</text:p>
        </text:list-item>
        <text:list-item>
          <text:p text:style-name="P45">I know she’d like to become a designer </text:p>
        </text:list-item>
        <text:list-item>
          <text:p text:style-name="P45">Who paid for you?</text:p>
        </text:list-item>
        <text:list-item>
          <text:p text:style-name="P45">She feels happy </text:p>
        </text:list-item>
        <text:list-item>
          <text:p text:style-name="P45">The clinic isn’t good enough </text:p>
        </text:list-item>
        <text:list-item>
          <text:p text:style-name="P45">It wasn’t the only right recommendation </text:p>
        </text:list-item>
        <text:list-item>
          <text:p text:style-name="P46">Is this information enough?</text:p>
        </text:list-item>
        <text:list-item>
          <text:p text:style-name="P46">It’s so surprising for us</text:p>
        </text:list-item>
        <text:list-item>
          <text:p text:style-name="P46">Did you explain it to me?</text:p>
        </text:list-item>
        <text:list-item>
          <text:p text:style-name="P46">We want to know the advantages and disadvantages of this approach </text:p>
        </text:list-item>
        <text:list-item>
          <text:p text:style-name="P46">I could pay for it </text:p>
        </text:list-item>
        <text:list-item>
          <text:p text:style-name="P46">I did my best to get that job</text:p>
        </text:list-item>
        <text:list-item>
          <text:p text:style-name="P46">Where is the girl?</text:p>
        </text:list-item>
        <text:list-item>
          <text:p text:style-name="P46">Where does he work?</text:p>
        </text:list-item>
        <text:list-item>
          <text:p text:style-name="P46">We meet on a regular basis</text:p>
        </text:list-item>
        <text:list-item>
          <text:p text:style-name="P46">They spoke Chinese </text:p>
        </text:list-item>
        <text:list-item>
          <text:p text:style-name="P46">We met three days ago</text:p>
        </text:list-item>
        <text:list-item>
          <text:p text:style-name="P46">I heard it only yesterday </text:p>
        </text:list-item>
        <text:list-item>
          <text:p text:style-name="P46">He considers it unimportant </text:p>
        </text:list-item>
        <text:list-item>
          <text:p text:style-name="P46">I got an e-mail from her </text:p>
        </text:list-item>
        <text:list-item>
          <text:p text:style-name="P46">It doesn’t help <text:span text:style-name="T7">you at all</text:span></text:p>
        </text:list-item>
        <text:list-item>
          <text:p text:style-name="P47">They help me </text:p>
        </text:list-item>
        <text:list-item>
          <text:p text:style-name="P47">As you know, it happens</text:p>
        </text:list-item>
        <text:list-item>
          <text:p text:style-name="P47">What’s your attitude to sport?</text:p>
        </text:list-item>
        <text:list-item>
          <text:p text:style-name="P47">I’ll spend too much money on it </text:p>
        </text:list-item>
        <text:list-item>
          <text:p text:style-name="P47"><text:soft-page-break/>I perfectly realize it </text:p>
        </text:list-item>
        <text:list-item>
          <text:p text:style-name="P47">I think everyone will be afraid of it </text:p>
        </text:list-item>
        <text:list-item>
          <text:p text:style-name="P47">She deserved this result </text:p>
        </text:list-item>
        <text:list-item>
          <text:p text:style-name="P47">I really like this channel</text:p>
        </text:list-item>
        <text:list-item>
          <text:p text:style-name="P47">The sun rose (went up)</text:p>
        </text:list-item>
        <text:list-item>
          <text:p text:style-name="P47">He wrote such an interesting book </text:p>
        </text:list-item>
        <text:list-item>
          <text:p text:style-name="P47">She felt so tired </text:p>
        </text:list-item>
        <text:list-item>
          <text:p text:style-name="P47">This example inspired me </text:p>
        </text:list-item>
        <text:list-item>
          <text:p text:style-name="P47">It isn’t the same</text:p>
        </text:list-item>
        <text:list-item>
          <text:p text:style-name="P47">This knowledge was enough </text:p>
        </text:list-item>
        <text:list-item>
          <text:p text:style-name="P47">I revised his last videos </text:p>
        </text:list-item>
        <text:list-item>
          <text:p text:style-name="P47">Will you have another alternative?</text:p>
        </text:list-item>
        <text:list-item>
          <text:p text:style-name="P47">I didn’t change my attitude to these things </text:p>
        </text:list-item>
        <text:list-item>
          <text:p text:style-name="P48">What does she want to add?</text:p>
        </text:list-item>
        <text:list-item>
          <text:p text:style-name="P48">Is it a very useful video?</text:p>
        </text:list-item>
        <text:list-item>
          <text:p text:style-name="P48">I don’t want to live in that city</text:p>
        </text:list-item>
        <text:list-item>
          <text:p text:style-name="P48">That knowledge<text:tab/> was enough to pass this exam </text:p>
        </text:list-item>
        <text:list-item>
          <text:p text:style-name="P48">As for ‘sometimes’, we can put it at the end of the sentence </text:p>
        </text:list-item>
        <text:list-item>
          <text:p text:style-name="P48">I remembered what to say</text:p>
        </text:list-item>
        <text:list-item>
          <text:p text:style-name="P48">The news was shocking </text:p>
        </text:list-item>
        <text:list-item>
          <text:p text:style-name="P48">You think You’ll learn English by yourself / on your own</text:p>
        </text:list-item>
        <text:list-item>
          <text:p text:style-name="P48">I’ll send him a letter next week</text:p>
        </text:list-item>
        <text:list-item>
          <text:p text:style-name="P48">When do you have free time?</text:p>
        </text:list-item>
        <text:list-item>
          <text:p text:style-name="P48">They weren’t used to such conditions </text:p>
        </text:list-item>
        <text:list-item>
          <text:p text:style-name="P48">I lit the candle </text:p>
        </text:list-item>
        <text:list-item>
          <text:p text:style-name="P48">I don’t like advertising </text:p>
        </text:list-item>
        <text:list-item>
          <text:p text:style-name="P48">Does it sometimes happen?</text:p>
        </text:list-item>
        <text:list-item>
          <text:p text:style-name="P49">Is the article in English?</text:p>
        </text:list-item>
        <text:list-item>
          <text:p text:style-name="P49">Why did you spend so much money on it?</text:p>
        </text:list-item>
        <text:list-item>
          <text:p text:style-name="P49">I need to adapt to these conditions </text:p>
        </text:list-item>
        <text:list-item>
          <text:p text:style-name="P49">It’s a very interesting offer</text:p>
        </text:list-item>
        <text:list-item>
          <text:p text:style-name="P49">Does his brother behave strangely?</text:p>
        </text:list-item>
        <text:list-item>
          <text:p text:style-name="P50">They provided very good conditions </text:p>
        </text:list-item>
        <text:list-item>
          <text:p text:style-name="P50">He avoids talking about it</text:p>
        </text:list-item>
        <text:list-item>
          <text:p text:style-name="P50">What was a potential threat?</text:p>
        </text:list-item>
        <text:list-item>
          <text:p text:style-name="P50">I’m sure my pronunciation is better and better</text:p>
        </text:list-item>
        <text:list-item>
          <text:p text:style-name="P50"><text:soft-page-break/>He suggested going there</text:p>
        </text:list-item>
        <text:list-item>
          <text:p text:style-name="P50">He’d like to order it online </text:p>
        </text:list-item>
        <text:list-item>
          <text:p text:style-name="P50">Did you acquaintance follow her advice?</text:p>
        </text:list-item>
        <text:list-item>
          <text:p text:style-name="P50">Health will always be in the first place for him</text:p>
        </text:list-item>
        <text:list-item>
          <text:p text:style-name="P50">My friend wants to live abroad </text:p>
        </text:list-item>
        <text:list-item>
          <text:p text:style-name="P51">Does that lesson seem boring?</text:p>
        </text:list-item>
        <text:list-item>
          <text:p text:style-name="P51">I want to learn English step by step</text:p>
        </text:list-item>
        <text:list-item>
          <text:p text:style-name="P51">Do you often speak English?</text:p>
        </text:list-item>
        <text:list-item>
          <text:p text:style-name="P51">He teaches English </text:p>
        </text:list-item>
        <text:list-item>
          <text:p text:style-name="P51">His parents didn’t like such a strange decision </text:p>
        </text:list-item>
        <text:list-item>
          <text:p text:style-name="P51">My elder brother and I are there </text:p>
        </text:list-item>
        <text:list-item>
          <text:p text:style-name="P51">It’s so easy </text:p>
        </text:list-item>
        <text:list-item>
          <text:p text:style-name="P51">I understood you immediately / at once </text:p>
        </text:list-item>
        <text:list-item>
          <text:p text:style-name="P51">The criminals disappeared </text:p>
        </text:list-item>
        <text:list-item>
          <text:p text:style-name="P51">He thinks the same </text:p>
        </text:list-item>
        <text:list-item>
          <text:p text:style-name="P51">She’s a teacher </text:p>
        </text:list-item>
        <text:list-item>
          <text:p text:style-name="P51">I found the keys there</text:p>
        </text:list-item>
        <text:list-item>
          <text:p text:style-name="P51">He drowned </text:p>
        </text:list-item>
        <text:list-item>
          <text:p text:style-name="P51">He lives in this country </text:p>
        </text:list-item>
        <text:list-item>
          <text:p text:style-name="P51">As for ‘sometimes’ we can put it at the beginning of the sentence </text:p>
        </text:list-item>
        <text:list-item>
          <text:p text:style-name="P51">This profit will be enough </text:p>
        </text:list-item>
        <text:list-item>
          <text:p text:style-name="P51">His attempts weren’t successful </text:p>
        </text:list-item>
        <text:list-item>
          <text:p text:style-name="P51">It smelt bad </text:p>
        </text:list-item>
        <text:list-item>
          <text:p text:style-name="P51">Did your acquaintance follow your advice? </text:p>
        </text:list-item>
        <text:list-item>
          <text:p text:style-name="P52">Did I withdraw enough money? </text:p>
        </text:list-item>
        <text:list-item>
          <text:p text:style-name="P52">He influenced me significantly / considerably </text:p>
        </text:list-item>
        <text:list-item>
          <text:p text:style-name="P52">He kept this secret </text:p>
        </text:list-item>
        <text:list-item>
          <text:p text:style-name="P52">I overslept yesterday </text:p>
        </text:list-item>
        <text:list-item>
          <text:p text:style-name="P52">I need to learn English </text:p>
        </text:list-item>
        <text:list-item>
          <text:p text:style-name="P52">You must tell him this thing directly </text:p>
        </text:list-item>
        <text:list-item>
          <text:p text:style-name="P52">He also works here</text:p>
        </text:list-item>
        <text:list-item>
          <text:p text:style-name="P53">Will you have other alternatives?</text:p>
        </text:list-item>
        <text:list-item>
          <text:p text:style-name="P53">She preferred not to mention it</text:p>
        </text:list-item>
        <text:list-item>
          <text:p text:style-name="P53">I want to go there one more there</text:p>
        </text:list-item>
        <text:list-item>
          <text:p text:style-name="P53">When will you start translating it into English?</text:p>
        </text:list-item>
        <text:list-item>
          <text:p text:style-name="P53">She forgot about this payment </text:p>
        </text:list-item>
        <text:list-item>
          <text:p text:style-name="P53"><text:soft-page-break/>They danced professionally </text:p>
        </text:list-item>
        <text:list-item>
          <text:p text:style-name="P53">This level is enough to speak English like a native speaker </text:p>
        </text:list-item>
        <text:list-item>
          <text:p text:style-name="P53">It won’t be in the final version </text:p>
        </text:list-item>
        <text:list-item>
          <text:p text:style-name="P53">When did she join them?</text:p>
        </text:list-item>
        <text:list-item>
          <text:p text:style-name="P53">They finished working </text:p>
        </text:list-item>
        <text:list-item>
          <text:p text:style-name="P53">She gets/receives so many e-mails every day</text:p>
        </text:list-item>
        <text:list-item>
          <text:p text:style-name="P53">That book is much more interesting </text:p>
        </text:list-item>
        <text:list-item>
          <text:p text:style-name="P53">His boss often underpaid him </text:p>
        </text:list-item>
        <text:list-item>
          <text:p text:style-name="P53">I held it in my arms </text:p>
        </text:list-item>
        <text:list-item>
          <text:p text:style-name="P53">They’re poor</text:p>
        </text:list-item>
        <text:list-item>
          <text:p text:style-name="P53">What’s your wife’s job?</text:p>
        </text:list-item>
        <text:list-item>
          <text:p text:style-name="P53">I need to finish it as soon as possible </text:p>
        </text:list-item>
        <text:list-item>
          <text:p text:style-name="P54">I’ll finish working on this project soon</text:p>
        </text:list-item>
        <text:list-item>
          <text:p text:style-name="P54">Why were they interested in it </text:p>
        </text:list-item>
        <text:list-item>
          <text:p text:style-name="P54">Her results was quite satisfactory </text:p>
        </text:list-item>
        <text:list-item>
          <text:p text:style-name="P54">It’ll depend on some other factors </text:p>
        </text:list-item>
        <text:list-item>
          <text:p text:style-name="P54">She fought for her rights </text:p>
        </text:list-item>
        <text:list-item>
          <text:p text:style-name="P54">I crossed the street there </text:p>
        </text:list-item>
        <text:list-item>
          <text:p text:style-name="P55">I see it in this photo</text:p>
        </text:list-item>
        <text:list-item>
          <text:p text:style-name="P55">We finished working on this project </text:p>
        </text:list-item>
        <text:list-item>
          <text:p text:style-name="P55">I solved such a difficult task</text:p>
        </text:list-item>
        <text:list-item>
          <text:p text:style-name="P55">You explained everything very well</text:p>
        </text:list-item>
        <text:list-item>
          <text:p text:style-name="P55">I did it to have more free time </text:p>
        </text:list-item>
        <text:list-item>
          <text:p text:style-name="P55">I started working on my grammar </text:p>
        </text:list-item>
        <text:list-item>
          <text:p text:style-name="P55">I remained calm <text:s text:c="2"/></text:p>
        </text:list-item>
        <text:list-item>
          <text:p text:style-name="P55">It really changed her attitude to these things </text:p>
        </text:list-item>
        <text:list-item>
          <text:p text:style-name="P55">He didn’t change his point of view</text:p>
        </text:list-item>
        <text:list-item>
          <text:p text:style-name="P55">I really like this place</text:p>
        </text:list-item>
        <text:list-item>
          <text:p text:style-name="P55">I’ll try to create a very positive atmosphere </text:p>
        </text:list-item>
        <text:list-item>
          <text:p text:style-name="P55">Where do you go?</text:p>
        </text:list-item>
        <text:list-item>
          <text:p text:style-name="P56">We checked in at 3 o’clock in the afternoon </text:p>
        </text:list-item>
        <text:list-item>
          <text:p text:style-name="P56">The teacher pointed at out mistakes </text:p>
        </text:list-item>
        <text:list-item>
          <text:p text:style-name="P56">We communicated with each other form time to time </text:p>
        </text:list-item>
        <text:list-item>
          <text:p text:style-name="P56">We need to solve this problem </text:p>
        </text:list-item>
        <text:list-item>
          <text:p text:style-name="P56">We can do it </text:p>
        </text:list-item>
        <text:list-item>
          <text:p text:style-name="P56">The students are ready</text:p>
        </text:list-item>
        <text:list-item>
          <text:p text:style-name="P56">They broke the rules</text:p>
        </text:list-item>
        <text:list-item>
          <text:p text:style-name="P56"><text:soft-page-break/>This method doesn’t seem new </text:p>
        </text:list-item>
        <text:list-item>
          <text:p text:style-name="P56">He became very rich </text:p>
        </text:list-item>
        <text:list-item>
          <text:p text:style-name="P56">I saw it at the end of the presentation </text:p>
        </text:list-item>
        <text:list-item>
          <text:p text:style-name="P56">The temperature is ten degrees below zero </text:p>
        </text:list-item>
        <text:list-item>
          <text:p text:style-name="P56">Did his wife recover?</text:p>
        </text:list-item>
        <text:list-item>
          <text:p text:style-name="P56">I want to speak English fluently and correctly <text:s/></text:p>
        </text:list-item>
        <text:list-item>
          <text:p text:style-name="P57">I liked all these examples </text:p>
        </text:list-item>
        <text:list-item>
          <text:p text:style-name="P57">It developed our abilities </text:p>
        </text:list-item>
        <text:list-item>
          <text:p text:style-name="P57">I suppose It’ll happen next year </text:p>
        </text:list-item>
        <text:list-item>
          <text:p text:style-name="P57">What will be necessary to do it?</text:p>
        </text:list-item>
        <text:list-item>
          <text:p text:style-name="P57">She often changes her point of view </text:p>
        </text:list-item>
        <text:list-item>
          <text:p text:style-name="P57">That flat belonged to him </text:p>
        </text:list-item>
        <text:list-item>
          <text:p text:style-name="P57">I think I’ll learn English in a couple of <text:s/>years <text:s/></text:p>
        </text:list-item>
        <text:list-item>
          <text:p text:style-name="P57">Is this thing better? </text:p>
        </text:list-item>
        <text:list-item>
          <text:p text:style-name="P57">It seemed so interesting </text:p>
        </text:list-item>
        <text:list-item>
          <text:p text:style-name="P57">There are five chapters in this book </text:p>
        </text:list-item>
        <text:list-item>
          <text:p text:style-name="P57">Is the idea brilliant?</text:p>
        </text:list-item>
        <text:list-item>
          <text:p text:style-name="P57">It’s necessary to do it now </text:p>
        </text:list-item>
        <text:list-item>
          <text:p text:style-name="P57">He does it every day </text:p>
        </text:list-item>
        <text:list-item>
          <text:p text:style-name="P58">Our teacher is very hard working </text:p>
        </text:list-item>
        <text:list-item>
          <text:p text:style-name="P58">Will he win? Not necessarily </text:p>
        </text:list-item>
        <text:list-item>
          <text:p text:style-name="P58">What is in your pocket?</text:p>
        </text:list-item>
        <text:list-item>
          <text:p text:style-name="P58">Will they repair it easily?</text:p>
        </text:list-item>
        <text:list-item>
          <text:p text:style-name="P58">How did you know it?</text:p>
        </text:list-item>
        <text:list-item>
          <text:p text:style-name="P58">Everything remained the same</text:p>
        </text:list-item>
        <text:list-item>
          <text:p text:style-name="P58">He saw his mistakes at last </text:p>
        </text:list-item>
        <text:list-item>
          <text:p text:style-name="P58">She always criticizes him </text:p>
        </text:list-item>
        <text:list-item>
          <text:p text:style-name="P58">Will his girlfriend miss him?</text:p>
        </text:list-item>
        <text:list-item>
          <text:p text:style-name="P59">He owned this firm</text:p>
        </text:list-item>
        <text:list-item>
          <text:p text:style-name="P59">I heard it in the news</text:p>
        </text:list-item>
        <text:list-item>
          <text:p text:style-name="P59">We preferred not to mention it </text:p>
        </text:list-item>
        <text:list-item>
          <text:p text:style-name="P59">It isn’t the only right decision </text:p>
        </text:list-item>
        <text:list-item>
          <text:p text:style-name="P59">I subscribed to this channel</text:p>
        </text:list-item>
        <text:list-item>
          <text:p text:style-name="P59">He kept his money in a bank </text:p>
        </text:list-item>
        <text:list-item>
          <text:p text:style-name="P59">She isn’t a specialist in this area </text:p>
        </text:list-item>
        <text:list-item>
          <text:p text:style-name="P59">Is he young? </text:p>
        </text:list-item>
        <text:list-item>
          <text:p text:style-name="P59">Why are those lessons so ineffective?</text:p>
        </text:list-item>
        <text:list-item>
          <text:p text:style-name="P59"><text:soft-page-break/>She withdrew all the money from her account </text:p>
        </text:list-item>
        <text:list-item>
          <text:p text:style-name="P59">It won’t help her at all</text:p>
        </text:list-item>
        <text:list-item>
          <text:p text:style-name="P59">They’ll eat fresh fruit and vegetables </text:p>
        </text:list-item>
        <text:list-item>
          <text:p text:style-name="P59">She’s subscribed to this channel</text:p>
        </text:list-item>
        <text:list-item>
          <text:p text:style-name="P59">Two things worried me </text:p>
        </text:list-item>
        <text:list-item>
          <text:p text:style-name="P59">I work very hard </text:p>
        </text:list-item>
        <text:list-item>
          <text:p text:style-name="P59">She washed herself <text:s/></text:p>
        </text:list-item>
        <text:list-item>
          <text:p text:style-name="P59">I remembered how to say it better </text:p>
        </text:list-item>
        <text:list-item>
          <text:p text:style-name="P59">You’ll like the lessons </text:p>
        </text:list-item>
        <text:list-item>
          <text:p text:style-name="P59">We trained these skills </text:p>
        </text:list-item>
        <text:list-item>
          <text:p text:style-name="P59">He also remembers it </text:p>
        </text:list-item>
        <text:list-item>
          <text:p text:style-name="P60">He doesn’t share your point of view </text:p>
        </text:list-item>
        <text:list-item>
          <text:p text:style-name="P60">It depended only on him </text:p>
        </text:list-item>
        <text:list-item>
          <text:p text:style-name="P60">I grew up in the capital of our country </text:p>
        </text:list-item>
        <text:list-item>
          <text:p text:style-name="P60">My birthday isn’t today/ It’s tomorrow </text:p>
        </text:list-item>
        <text:list-item>
          <text:p text:style-name="P60">The keys aren’t on the table </text:p>
        </text:list-item>
        <text:list-item>
          <text:p text:style-name="P60">I do physical exercises every day </text:p>
        </text:list-item>
        <text:list-item>
          <text:p text:style-name="P60">I really need to know it</text:p>
        </text:list-item>
        <text:list-item>
          <text:p text:style-name="P60">Will you manage to do it instead of me?</text:p>
        </text:list-item>
        <text:list-item>
          <text:p text:style-name="P60">What’s your friend’s name?</text:p>
        </text:list-item>
        <text:list-item>
          <text:p text:style-name="P60">You need to remember this rule</text:p>
        </text:list-item>
        <text:list-item>
          <text:p text:style-name="P60">Our boss was very surprised</text:p>
        </text:list-item>
        <text:list-item>
          <text:p text:style-name="P60">He divided us into three groups </text:p>
        </text:list-item>
        <text:list-item>
          <text:p text:style-name="P60">I could do it</text:p>
        </text:list-item>
        <text:list-item>
          <text:p text:style-name="P60">He missed such a unique opportunity </text:p>
        </text:list-item>
        <text:list-item>
          <text:p text:style-name="P60">What kind of materials does she need?</text:p>
        </text:list-item>
        <text:list-item>
          <text:p text:style-name="P61">Will it last for about two hours?</text:p>
        </text:list-item>
        <text:list-item>
          <text:p text:style-name="P61">He has a reliable car</text:p>
        </text:list-item>
        <text:list-item>
          <text:p text:style-name="P61">I need to solve this task </text:p>
        </text:list-item>
        <text:list-item>
          <text:p text:style-name="P61">My friend won’t refuse to help you</text:p>
        </text:list-item>
        <text:list-item>
          <text:p text:style-name="P61">They won’t find a solution to such an important problem soon</text:p>
        </text:list-item>
        <text:list-item>
          <text:p text:style-name="P61">The boy showed an outstanding result </text:p>
        </text:list-item>
        <text:list-item>
          <text:p text:style-name="P61">The authorities resolved this conflict </text:p>
        </text:list-item>
        <text:list-item>
          <text:p text:style-name="P61">We’re in the same place</text:p>
        </text:list-item>
        <text:list-item>
          <text:p text:style-name="P61">I ate fresh fruit and vegetables there</text:p>
        </text:list-item>
        <text:list-item>
          <text:p text:style-name="P61">I though so, too</text:p>
        </text:list-item>
        <text:list-item>
          <text:p text:style-name="P61"><text:soft-page-break/>I entered this university </text:p>
        </text:list-item>
        <text:list-item>
          <text:p text:style-name="P61">How do you spend your free time?</text:p>
        </text:list-item>
        <text:list-item>
          <text:p text:style-name="P61">That money was enough </text:p>
        </text:list-item>
        <text:list-item>
          <text:p text:style-name="P61">This information is free </text:p>
        </text:list-item>
        <text:list-item>
          <text:p text:style-name="P61">When did your brother start preparing for his exams?</text:p>
        </text:list-item>
        <text:list-item>
          <text:p text:style-name="P62">I won’t interrupt him</text:p>
        </text:list-item>
        <text:list-item>
          <text:p text:style-name="P62">You’ll improve your grammar considerably / significantly </text:p>
        </text:list-item>
        <text:list-item>
          <text:p text:style-name="P62">We will devote more time to English </text:p>
        </text:list-item>
        <text:list-item>
          <text:p text:style-name="P62">I’ll do it to show better results </text:p>
        </text:list-item>
        <text:list-item>
          <text:p text:style-name="P62">She translated this text with a dictionary </text:p>
        </text:list-item>
        <text:list-item>
          <text:p text:style-name="P62">I didn’t take part / participate in that tournament <text:s/></text:p>
        </text:list-item>
        <text:list-item>
          <text:p text:style-name="P62">The boy wasn’t abroad last month </text:p>
        </text:list-item>
        <text:list-item>
          <text:p text:style-name="P62">She reads in English </text:p>
        </text:list-item>
        <text:list-item>
          <text:p text:style-name="P62">I didn’t know how to answer that question </text:p>
        </text:list-item>
        <text:list-item>
          <text:p text:style-name="P62">It wasn’t her achievement </text:p>
        </text:list-item>
        <text:list-item>
          <text:p text:style-name="P62">What happened?</text:p>
        </text:list-item>
        <text:list-item>
          <text:p text:style-name="P62">What’s important?</text:p>
        </text:list-item>
        <text:list-item>
          <text:p text:style-name="P62">I suggest going there later </text:p>
        </text:list-item>
        <text:list-item>
          <text:p text:style-name="P62">I mentioned it at the beginning of the meeting </text:p>
        </text:list-item>
        <text:list-item>
          <text:p text:style-name="P62">I go to school </text:p>
        </text:list-item>
        <text:list-item>
          <text:p text:style-name="P62">What’s your wife’s job?</text:p>
        </text:list-item>
        <text:list-item>
          <text:p text:style-name="P62">Who does he criticize so often?</text:p>
        </text:list-item>
        <text:list-item>
          <text:p text:style-name="P62">It’s so boring </text:p>
        </text:list-item>
        <text:list-item>
          <text:p text:style-name="P62">It isn’t her best result </text:p>
        </text:list-item>
        <text:list-item>
          <text:p text:style-name="P62">We aren’t angry. We’re kind </text:p>
        </text:list-item>
        <text:list-item>
          <text:p text:style-name="P63">Who was wrong?</text:p>
        </text:list-item>
        <text:list-item>
          <text:p text:style-name="P63">She grew fruit and vegetables in her own garden </text:p>
        </text:list-item>
        <text:list-item>
          <text:p text:style-name="P63">She’s here </text:p>
        </text:list-item>
        <text:list-item>
          <text:p text:style-name="P63">I’ll be there soon </text:p>
        </text:list-item>
        <text:list-item>
          <text:p text:style-name="P63">Do you parents understand it?</text:p>
        </text:list-item>
        <text:list-item>
          <text:p text:style-name="P63">She published this article </text:p>
        </text:list-item>
        <text:list-item>
          <text:p text:style-name="P63">This knowledge will be more than enough to pass this exam</text:p>
        </text:list-item>
        <text:list-item>
          <text:p text:style-name="P63">This book is more interesting </text:p>
        </text:list-item>
        <text:list-item>
          <text:p text:style-name="P63">He won’t deny it</text:p>
        </text:list-item>
        <text:list-item>
          <text:p text:style-name="P63">They’re together </text:p>
        </text:list-item>
        <text:list-item>
          <text:p text:style-name="P63">He introduced me to them </text:p>
        </text:list-item>
        <text:list-item>
          <text:p text:style-name="P63"><text:soft-page-break/>I’ll dink a cap of tee </text:p>
        </text:list-item>
        <text:list-item>
          <text:p text:style-name="P63">They loved each other </text:p>
        </text:list-item>
        <text:list-item>
          <text:p text:style-name="P63">Do you play tennis?</text:p>
        </text:list-item>
        <text:list-item>
          <text:p text:style-name="P63">Some people say it</text:p>
        </text:list-item>
        <text:list-item>
          <text:p text:style-name="P63">Was he in trouble?</text:p>
        </text:list-item>
        <text:list-item>
          <text:p text:style-name="P63">Did it help you improve your listening skills?</text:p>
        </text:list-item>
        <text:list-item>
          <text:p text:style-name="P63">Love is a wonderful feeling </text:p>
        </text:list-item>
        <text:list-item>
          <text:p text:style-name="P64">It’ll be a brilliant result </text:p>
        </text:list-item>
        <text:list-item>
          <text:p text:style-name="P64">Their results were satisfactory </text:p>
        </text:list-item>
        <text:list-item>
          <text:p text:style-name="P64">We wore a school uniform</text:p>
        </text:list-item>
        <text:list-item>
          <text:p text:style-name="P64">How did translate this expression?</text:p>
        </text:list-item>
        <text:list-item>
          <text:p text:style-name="P64">This problem is very big </text:p>
        </text:list-item>
        <text:list-item>
          <text:p text:style-name="P64">Is the meting so important?</text:p>
        </text:list-item>
        <text:list-item>
          <text:p text:style-name="P64">We’ll finish doing it soon</text:p>
        </text:list-item>
        <text:list-item>
          <text:p text:style-name="P64">They don’t know even basic things</text:p>
        </text:list-item>
        <text:list-item>
          <text:p text:style-name="P64">I’m not married </text:p>
        </text:list-item>
        <text:list-item>
          <text:p text:style-name="P64">I like this idea, too</text:p>
        </text:list-item>
        <text:list-item>
          <text:p text:style-name="P64">How much is this dress?</text:p>
        </text:list-item>
        <text:list-item>
          <text:p text:style-name="P64">What time does your mother come to work?</text:p>
        </text:list-item>
        <text:list-item>
          <text:p text:style-name="P64">This problem really worries <text:s/>me </text:p>
        </text:list-item>
        <text:list-item>
          <text:p text:style-name="P64">He avoids doing it </text:p>
        </text:list-item>
        <text:list-item>
          <text:p text:style-name="P64">I want to train my memory </text:p>
        </text:list-item>
        <text:list-item>
          <text:p text:style-name="P64">They’ll have another alternative </text:p>
        </text:list-item>
        <text:list-item>
          <text:p text:style-name="P64">She isn’t the best candidate for it</text:p>
        </text:list-item>
        <text:list-item>
          <text:p text:style-name="P65">I enjoy learning English listening to English songs</text:p>
        </text:list-item>
        <text:list-item>
          <text:p text:style-name="P65">He understands you very well</text:p>
        </text:list-item>
        <text:list-item>
          <text:p text:style-name="P65">It isn’t on the right</text:p>
        </text:list-item>
        <text:list-item>
          <text:p text:style-name="P65">Will my boss be surprised?</text:p>
        </text:list-item>
        <text:list-item>
          <text:p text:style-name="P65">I waited for him for two hours </text:p>
        </text:list-item>
        <text:list-item>
          <text:p text:style-name="P65">He earned this money</text:p>
        </text:list-item>
        <text:list-item>
          <text:p text:style-name="P65">These conditions won’t suit us </text:p>
        </text:list-item>
        <text:list-item>
          <text:p text:style-name="P65">She didn’t have such an intention </text:p>
        </text:list-item>
        <text:list-item>
          <text:p text:style-name="P65">Does he often watch TV?</text:p>
        </text:list-item>
        <text:list-item>
          <text:p text:style-name="P65">He didn’t delete his last comment </text:p>
        </text:list-item>
        <text:list-item>
          <text:p text:style-name="P66">It wasn’t my best result </text:p>
        </text:list-item>
        <text:list-item>
          <text:p text:style-name="P66">He kept his word</text:p>
        </text:list-item>
        <text:list-item>
          <text:p text:style-name="P66">I’ll write this report </text:p>
        </text:list-item>
        <text:list-item>
          <text:p text:style-name="P66"><text:soft-page-break/>She feels confidence </text:p>
        </text:list-item>
        <text:list-item>
          <text:p text:style-name="P66">What frightens you?</text:p>
        </text:list-item>
        <text:list-item>
          <text:p text:style-name="P66">She failed the test to our surprise </text:p>
        </text:list-item>
        <text:list-item>
          <text:p text:style-name="P66">It’s too cheap </text:p>
        </text:list-item>
        <text:list-item>
          <text:p text:style-name="P66">It’s so bad</text:p>
        </text:list-item>
        <text:list-item>
          <text:p text:style-name="P66">My parents advised me not to do it</text:p>
        </text:list-item>
        <text:list-item>
          <text:p text:style-name="P66">He goes to school with great pleasure </text:p>
        </text:list-item>
        <text:list-item>
          <text:p text:style-name="P66">It’s your best choice </text:p>
        </text:list-item>
        <text:list-item>
          <text:p text:style-name="P66">He advised me not to do it</text:p>
        </text:list-item>
        <text:list-item>
          <text:p text:style-name="P66">His parents are abroad now</text:p>
        </text:list-item>
        <text:list-item>
          <text:p text:style-name="P66">You’re a good person </text:p>
        </text:list-item>
        <text:list-item>
          <text:p text:style-name="P66">I really like it </text:p>
        </text:list-item>
        <text:list-item>
          <text:p text:style-name="P66">They informed us of this accident </text:p>
        </text:list-item>
        <text:list-item>
          <text:p text:style-name="P66">She said it very confidently <text:s text:c="2"/></text:p>
        </text:list-item>
        <text:list-item>
          <text:p text:style-name="P66">He hung his coat </text:p>
        </text:list-item>
        <text:list-item>
          <text:p text:style-name="P67">I decided not to go to that party </text:p>
        </text:list-item>
        <text:list-item>
          <text:p text:style-name="P67">He sometimes plays computer games</text:p>
        </text:list-item>
        <text:list-item>
          <text:p text:style-name="P67">You’ll hear it at the beginning of the presentation </text:p>
        </text:list-item>
        <text:list-item>
          <text:p text:style-name="P67">Does he hate it?</text:p>
        </text:list-item>
        <text:list-item>
          <text:p text:style-name="P67">I was born on the twenty first of November <text:s/></text:p>
        </text:list-item>
        <text:list-item>
          <text:p text:style-name="P67">It often rained in that place </text:p>
        </text:list-item>
        <text:list-item>
          <text:p text:style-name="P67">It didn’t help me at all</text:p>
        </text:list-item>
        <text:list-item>
          <text:p text:style-name="P67">He tries to find a job </text:p>
        </text:list-item>
        <text:list-item>
          <text:p text:style-name="P67">We see it in this photo</text:p>
        </text:list-item>
        <text:list-item>
          <text:p text:style-name="P67">It’ll have a positive effect on your health </text:p>
        </text:list-item>
        <text:list-item>
          <text:p text:style-name="P67">These lessons are very useful</text:p>
        </text:list-item>
        <text:list-item>
          <text:p text:style-name="P67">It’ll be an excellent result </text:p>
        </text:list-item>
        <text:list-item>
          <text:p text:style-name="P67">It wasn’t a commercial project </text:p>
        </text:list-item>
        <text:list-item>
          <text:p text:style-name="P67">He always supported us</text:p>
        </text:list-item>
        <text:list-item>
          <text:p text:style-name="P67">Is this university very famous </text:p>
        </text:list-item>
        <text:list-item>
          <text:p text:style-name="P67">Why will her boyfriend regret it?</text:p>
        </text:list-item>
        <text:list-item>
          <text:p text:style-name="P67">We’ll continue this playlist </text:p>
        </text:list-item>
        <text:list-item>
          <text:p text:style-name="P68">Was everyone present?</text:p>
        </text:list-item>
        <text:list-item>
          <text:p text:style-name="P68">How often will the students do this kind of exercises? </text:p>
        </text:list-item>
        <text:list-item>
          <text:p text:style-name="P68">She’ll need to think it over more thoroughly </text:p>
        </text:list-item>
        <text:list-item>
          <text:p text:style-name="P68">I need to translate it into Russian </text:p>
        </text:list-item>
        <text:list-item>
          <text:p text:style-name="P68">He’ll marry her</text:p>
        </text:list-item>
        <text:list-item>
          <text:p text:style-name="P68"><text:soft-page-break/>I slept for two hours </text:p>
        </text:list-item>
        <text:list-item>
          <text:p text:style-name="P68">I need to prepare for this exam </text:p>
        </text:list-item>
        <text:list-item>
          <text:p text:style-name="P68">I continues this playlist </text:p>
        </text:list-item>
        <text:list-item>
          <text:p text:style-name="P68">I’ll learn English here to know it really well </text:p>
        </text:list-item>
        <text:list-item>
          <text:p text:style-name="P68">He came back / returned </text:p>
        </text:list-item>
        <text:list-item>
          <text:p text:style-name="P68">You didn’t show it to me </text:p>
        </text:list-item>
        <text:list-item>
          <text:p text:style-name="P68">They hit him very badly </text:p>
        </text:list-item>
        <text:list-item>
          <text:p text:style-name="P68">He’s such a rude man </text:p>
        </text:list-item>
        <text:list-item>
          <text:p text:style-name="P68">We always finished it on time </text:p>
        </text:list-item>
        <text:list-item>
          <text:p text:style-name="P68">Is the article about politics?</text:p>
        </text:list-item>
        <text:list-item>
          <text:p text:style-name="P68">It really helps me </text:p>
        </text:list-item>
        <text:list-item>
          <text:p text:style-name="P68">We remained friends </text:p>
        </text:list-item>
        <text:list-item>
          <text:p text:style-name="P68">Are you satisfied with your results?</text:p>
        </text:list-item>
        <text:list-item>
          <text:p text:style-name="P68">The students didn’t laugh at it</text:p>
        </text:list-item>
        <text:list-item>
          <text:p text:style-name="P69">The lesson is very professional </text:p>
        </text:list-item>
        <text:list-item>
          <text:p text:style-name="P69">Who corrects your mistakes?</text:p>
        </text:list-item>
        <text:list-item>
          <text:p text:style-name="P69">He’s healthy </text:p>
        </text:list-item>
        <text:list-item>
          <text:p text:style-name="P69">Does this person seem very good?</text:p>
        </text:list-item>
        <text:list-item>
          <text:p text:style-name="P69">The price rose by thirty per cent </text:p>
        </text:list-item>
        <text:list-item>
          <text:p text:style-name="P69">I’ll be able to do it in spite of all the difficulties </text:p>
        </text:list-item>
        <text:list-item>
          <text:p text:style-name="P70">I practiced English </text:p>
        </text:list-item>
        <text:list-item>
          <text:p text:style-name="P70">Is it better?</text:p>
        </text:list-item>
        <text:list-item>
          <text:p text:style-name="P70">His father is a very successful businessman </text:p>
        </text:list-item>
        <text:list-item>
          <text:p text:style-name="P70">We finished doing it at last </text:p>
        </text:list-item>
        <text:list-item>
          <text:p text:style-name="P70">Did she have a big choice </text:p>
        </text:list-item>
        <text:list-item>
          <text:p text:style-name="P70">How was the party?</text:p>
        </text:list-item>
        <text:list-item>
          <text:p text:style-name="P70">She woke up later than usual </text:p>
        </text:list-item>
        <text:list-item>
          <text:p text:style-name="P70">I enjoy learning English watching this playlist </text:p>
        </text:list-item>
        <text:list-item>
          <text:p text:style-name="P70">I managed to improve my reading skills </text:p>
        </text:list-item>
        <text:list-item>
          <text:p text:style-name="P70">She isn’t in the kitchen </text:p>
        </text:list-item>
        <text:list-item>
          <text:p text:style-name="P70">We won’t compete with this company </text:p>
        </text:list-item>
        <text:list-item>
          <text:p text:style-name="P70">She had such a big choice</text:p>
        </text:list-item>
        <text:list-item>
          <text:p text:style-name="P70">He wants to buy this thing </text:p>
        </text:list-item>
        <text:list-item>
          <text:p text:style-name="P70">We played badminton </text:p>
        </text:list-item>
        <text:list-item>
          <text:p text:style-name="P70">You must say it directly </text:p>
        </text:list-item>
        <text:list-item>
          <text:p text:style-name="P70">He didn’t communicate with her anymore </text:p>
        </text:list-item>
        <text:list-item>
          <text:p text:style-name="P70">I want to practice English now</text:p>
        </text:list-item>
        <text:list-item>
          <text:p text:style-name="P70"><text:soft-page-break/>What English books do read?</text:p>
        </text:list-item>
        <text:list-item>
          <text:p text:style-name="P71">Money is also important </text:p>
        </text:list-item>
        <text:list-item>
          <text:p text:style-name="P71">It cost several thousand dollars </text:p>
        </text:list-item>
        <text:list-item>
          <text:p text:style-name="P71">You missed such a unique opportunity </text:p>
        </text:list-item>
        <text:list-item>
          <text:p text:style-name="P71">Everyone has this chance </text:p>
        </text:list-item>
        <text:list-item>
          <text:p text:style-name="P71">He doesn’t own this business </text:p>
        </text:list-item>
        <text:list-item>
          <text:p text:style-name="P71">I left for Russia </text:p>
        </text:list-item>
        <text:list-item>
          <text:p text:style-name="P71">We perfectly understand you </text:p>
        </text:list-item>
        <text:list-item>
          <text:p text:style-name="P71">Is this language difficult?</text:p>
        </text:list-item>
        <text:list-item>
          <text:p text:style-name="P71">I’m sure you’re the best teacher in the world </text:p>
        </text:list-item>
        <text:list-item>
          <text:p text:style-name="P71">Is it such an effective method?</text:p>
        </text:list-item>
        <text:list-item>
          <text:p text:style-name="P73">This knowledge is enough to pass this exam </text:p>
        </text:list-item>
        <text:list-item>
          <text:p text:style-name="P72"><text:span text:style-name="T9">He</text:span><text:span text:style-name="T8"> won’t smoke anymore </text:span></text:p>
        </text:list-item>
        <text:list-item>
          <text:p text:style-name="P73">He often overpaid for no reason </text:p>
        </text:list-item>
        <text:list-item>
          <text:p text:style-name="P73">They found a better place</text:p>
        </text:list-item>
        <text:list-item>
          <text:p text:style-name="P73">That offer seems strange </text:p>
        </text:list-item>
        <text:list-item>
          <text:p text:style-name="P73">I don’t want to say is </text:p>
        </text:list-item>
        <text:list-item>
          <text:p text:style-name="P73">I won’t take part / participate in this contest </text:p>
        </text:list-item>
        <text:list-item>
          <text:p text:style-name="P73">I sat down </text:p>
        </text:list-item>
        <text:list-item>
          <text:p text:style-name="P73">She pointed at my mistakes </text:p>
        </text:list-item>
        <text:list-item>
          <text:p text:style-name="P74">I think I’ll be able to learn in a year </text:p>
        </text:list-item>
        <text:list-item>
          <text:p text:style-name="P74">Why does it seem useless? </text:p>
        </text:list-item>
        <text:list-item>
          <text:p text:style-name="P74">These lessons helped me speak English more correctly </text:p>
        </text:list-item>
        <text:list-item>
          <text:p text:style-name="P74">I think you spent too little money </text:p>
        </text:list-item>
        <text:list-item>
          <text:p text:style-name="P74">Does he live there?</text:p>
        </text:list-item>
        <text:list-item>
          <text:p text:style-name="P74">He influenced me a lot </text:p>
        </text:list-item>
        <text:list-item>
          <text:p text:style-name="P74">This worker will get tired soon </text:p>
        </text:list-item>
        <text:list-item>
          <text:p text:style-name="P74">I’ll try not to be lazy </text:p>
        </text:list-item>
        <text:list-item>
          <text:p text:style-name="P74">How do you get there?</text:p>
        </text:list-item>
        <text:list-item>
          <text:p text:style-name="P74">We need more information </text:p>
        </text:list-item>
        <text:list-item>
          <text:p text:style-name="P74">We won’t confuse these words anymore</text:p>
        </text:list-item>
        <text:list-item>
          <text:p text:style-name="P74">How much did that thing cost?</text:p>
        </text:list-item>
        <text:list-item>
          <text:p text:style-name="P74">Why are you here?</text:p>
        </text:list-item>
        <text:list-item>
          <text:p text:style-name="P74">I’ll do it to show much better results </text:p>
        </text:list-item>
        <text:list-item>
          <text:p text:style-name="P74">When did you start learning English?</text:p>
        </text:list-item>
        <text:list-item>
          <text:p text:style-name="P74">I decided to do it later </text:p>
        </text:list-item>
        <text:list-item>
          <text:p text:style-name="P74">We were lucky </text:p>
        </text:list-item>
        <text:list-item>
          <text:p text:style-name="P74"><text:soft-page-break/>It’s necessary to remember it </text:p>
        </text:list-item>
        <text:list-item>
          <text:p text:style-name="P74">Some people think that money is power. Do you agree with it?</text:p>
        </text:list-item>
        <text:list-item>
          <text:p text:style-name="P74">Was he available yesterday?</text:p>
        </text:list-item>
        <text:list-item>
          <text:p text:style-name="P75">I need to finish this project by next month </text:p>
        </text:list-item>
        <text:list-item>
          <text:p text:style-name="P75">We moved to England </text:p>
        </text:list-item>
        <text:list-item>
          <text:p text:style-name="P75">He has this kind of problems </text:p>
        </text:list-item>
        <text:list-item>
          <text:p text:style-name="P75">I go swimming three times a week</text:p>
        </text:list-item>
        <text:list-item>
          <text:p text:style-name="P75">I flew to America </text:p>
        </text:list-item>
        <text:list-item>
          <text:p text:style-name="P75">We spoke English yesterday </text:p>
        </text:list-item>
        <text:list-item>
          <text:p text:style-name="P75">Will it be really possible?</text:p>
        </text:list-item>
        <text:list-item>
          <text:p text:style-name="P75">Who is subscribed to this channel? </text:p>
        </text:list-item>
        <text:list-item>
          <text:p text:style-name="P75">Who subscribed to this channel?</text:p>
        </text:list-item>
        <text:list-item>
          <text:p text:style-name="P75">He decided not to do it </text:p>
        </text:list-item>
        <text:list-item>
          <text:p text:style-name="P75">This song became very popular </text:p>
        </text:list-item>
        <text:list-item>
          <text:p text:style-name="P75">Do you often listen to music?</text:p>
        </text:list-item>
        <text:list-item>
          <text:p text:style-name="P75">Is is such an important detail? <text:s/></text:p>
        </text:list-item>
        <text:list-item>
          <text:p text:style-name="P75"><text:span text:style-name="T10">We noticed it unexpectedly </text:span><text:s/></text:p>
        </text:list-item>
        <text:list-item>
          <text:p text:style-name="P76">I’ll do my best to enter this university </text:p>
        </text:list-item>
        <text:list-item>
          <text:p text:style-name="P76">She died last year </text:p>
        </text:list-item>
        <text:list-item>
          <text:p text:style-name="P76">I tried to analyze everything very thoroughly </text:p>
        </text:list-item>
        <text:list-item>
          <text:p text:style-name="P76">He complained about that problem </text:p>
        </text:list-item>
        <text:list-item>
          <text:p text:style-name="P76">She knows English like an educated native speaker </text:p>
        </text:list-item>
        <text:list-item>
          <text:p text:style-name="P76">He finished doing it </text:p>
        </text:list-item>
        <text:list-item>
          <text:p text:style-name="P76">He prays to Good</text:p>
        </text:list-item>
        <text:list-item>
          <text:p text:style-name="P77">What videos do you admire more?</text:p>
        </text:list-item>
        <text:list-item>
          <text:p text:style-name="P77">She’ll try not to do it </text:p>
        </text:list-item>
        <text:list-item>
          <text:p text:style-name="P77">This example inspired us </text:p>
        </text:list-item>
        <text:list-item>
          <text:p text:style-name="P77">I can do it</text:p>
        </text:list-item>
        <text:list-item>
          <text:p text:style-name="P77">I visited her the day before yesterday </text:p>
        </text:list-item>
        <text:list-item>
          <text:p text:style-name="P77">They killed innocent people. The police arrested them. They punished the criminals </text:p>
        </text:list-item>
        <text:list-item>
          <text:p text:style-name="P77">I can write it down </text:p>
        </text:list-item>
        <text:list-item>
          <text:p text:style-name="P77">We think the same</text:p>
        </text:list-item>
        <text:list-item>
          <text:p text:style-name="P77">How does she get home?</text:p>
        </text:list-item>
        <text:list-item>
          <text:p text:style-name="P77">Which channel did you choose in the end?</text:p>
        </text:list-item>
        <text:list-item>
          <text:p text:style-name="P77">Will you be free tomorrow?</text:p>
        </text:list-item>
        <text:list-item>
          <text:p text:style-name="P77"><text:soft-page-break/>She became a famous actress </text:p>
        </text:list-item>
        <text:list-item>
          <text:p text:style-name="P77">I’ll share this information with you</text:p>
        </text:list-item>
        <text:list-item>
          <text:p text:style-name="P77">He described her appearance </text:p>
        </text:list-item>
        <text:list-item>
          <text:p text:style-name="P77">It isn’t his best result</text:p>
        </text:list-item>
        <text:list-item>
          <text:p text:style-name="P77">She felt so sad </text:p>
        </text:list-item>
        <text:list-item>
          <text:p text:style-name="P77">He informed me of these problems </text:p>
        </text:list-item>
        <text:list-item>
          <text:p text:style-name="P77">What’s his job?</text:p>
        </text:list-item>
        <text:list-item>
          <text:p text:style-name="P77">She’s such a tall boy </text:p>
        </text:list-item>
        <text:list-item>
          <text:p text:style-name="P77">Others can also think about it </text:p>
        </text:list-item>
        <text:list-item>
          <text:p text:style-name="P78">I did it in spite of that problem </text:p>
        </text:list-item>
        <text:list-item>
          <text:p text:style-name="P79">Do you try to improve this result?</text:p>
        </text:list-item>
        <text:list-item>
          <text:p text:style-name="P79">It depended on some other things </text:p>
        </text:list-item>
        <text:list-item>
          <text:p text:style-name="P79">We faced a very big problem</text:p>
        </text:list-item>
        <text:list-item>
          <text:p text:style-name="P79">I turned on the computer </text:p>
        </text:list-item>
        <text:list-item>
          <text:p text:style-name="P79">Is it a difficult rule?</text:p>
        </text:list-item>
        <text:list-item>
          <text:p text:style-name="P79">It it obvious?</text:p>
        </text:list-item>
        <text:list-item>
          <text:p text:style-name="P80">We’ll do it despite those words </text:p>
        </text:list-item>
        <text:list-item>
          <text:p text:style-name="P80">Her boss often criticized her</text:p>
        </text:list-item>
        <text:list-item>
          <text:p text:style-name="P80">Why is he interested in it?</text:p>
        </text:list-item>
        <text:list-item>
          <text:p text:style-name="P80">What does he need to change?</text:p>
        </text:list-item>
        <text:list-item>
          <text:p text:style-name="P80">How often do these things happen?</text:p>
        </text:list-item>
        <text:list-item>
          <text:p text:style-name="P80">I really like the simplicity of this method </text:p>
        </text:list-item>
        <text:list-item>
          <text:p text:style-name="P80">She’ll marry him</text:p>
        </text:list-item>
        <text:list-item>
          <text:p text:style-name="P80">What worries you most of all?</text:p>
        </text:list-item>
        <text:list-item>
          <text:p text:style-name="P80">I need to get in touch with him <text:s/></text:p>
        </text:list-item>
        <text:list-item>
          <text:p text:style-name="P80">What salary did he have?</text:p>
        </text:list-item>
        <text:list-item>
          <text:p text:style-name="P80">It didn’t help her at all</text:p>
        </text:list-item>
        <text:list-item>
          <text:p text:style-name="P80">My boss did him a favor </text:p>
        </text:list-item>
        <text:list-item>
          <text:p text:style-name="P80">Why is that method so ineffective?</text:p>
        </text:list-item>
        <text:list-item>
          <text:p text:style-name="P80">His conclusion was quite logical </text:p>
        </text:list-item>
        <text:list-item>
          <text:p text:style-name="P80">It’s a very high level</text:p>
        </text:list-item>
        <text:list-item>
          <text:p text:style-name="P80">Is it so bad?</text:p>
        </text:list-item>
        <text:list-item>
          <text:p text:style-name="P80">We see it in the next sentence </text:p>
        </text:list-item>
        <text:list-item>
          <text:p text:style-name="P80">I hope everyone will be grateful to you for your hard work</text:p>
        </text:list-item>
        <text:list-item>
          <text:p text:style-name="P80">I’ll be able to do it much better </text:p>
        </text:list-item>
        <text:list-item>
          <text:p text:style-name="P81">I don’t want to do it right now</text:p>
        </text:list-item>
        <text:list-item>
          <text:p text:style-name="P81">Did this change have a positive effect on her?</text:p>
        </text:list-item>
        <text:list-item>
          <text:p text:style-name="P81"><text:soft-page-break/>We see it in the second sentence </text:p>
        </text:list-item>
        <text:list-item>
          <text:p text:style-name="P81">Everyone understands it </text:p>
        </text:list-item>
        <text:list-item>
          <text:p text:style-name="P81">They remained friends </text:p>
        </text:list-item>
        <text:list-item>
          <text:p text:style-name="P81">This result impressed them</text:p>
        </text:list-item>
        <text:list-item>
          <text:p text:style-name="P81">He pays for his education </text:p>
        </text:list-item>
        <text:list-item>
          <text:p text:style-name="P81">This offer won’t be attractive soon</text:p>
        </text:list-item>
        <text:list-item>
          <text:p text:style-name="P81">The meeting began much later </text:p>
        </text:list-item>
        <text:list-item>
          <text:p text:style-name="P81">I use the Internet almost everyday </text:p>
        </text:list-item>
        <text:list-item>
          <text:p text:style-name="P81">He’ll send him such an important latter </text:p>
        </text:list-item>
        <text:list-item>
          <text:p text:style-name="P81">He apologized for his behavior </text:p>
        </text:list-item>
        <text:list-item>
          <text:p text:style-name="P81">I don’t want to tell you this thing </text:p>
        </text:list-item>
        <text:list-item>
          <text:p text:style-name="P81">I was in England last year </text:p>
        </text:list-item>
        <text:list-item>
          <text:p text:style-name="P81">His wife is thirty-seven </text:p>
        </text:list-item>
        <text:list-item>
          <text:p text:style-name="P81">Does it depend on them?</text:p>
        </text:list-item>
        <text:list-item>
          <text:p text:style-name="P82">I waited for him for half an hour </text:p>
        </text:list-item>
        <text:list-item>
          <text:p text:style-name="P82">My teacher wasn’t right </text:p>
        </text:list-item>
        <text:list-item>
          <text:p text:style-name="P82">When will it get dark?</text:p>
        </text:list-item>
        <text:list-item>
          <text:p text:style-name="P82">She reads English books</text:p>
        </text:list-item>
        <text:list-item>
          <text:p text:style-name="P82">Is your brother at home?</text:p>
        </text:list-item>
        <text:list-item>
          <text:p text:style-name="P82">I like this method </text:p>
        </text:list-item>
        <text:list-item>
          <text:p text:style-name="P82">I want to thank you</text:p>
        </text:list-item>
        <text:list-item>
          <text:p text:style-name="P82">It’s possible in our society </text:p>
        </text:list-item>
        <text:list-item>
          <text:p text:style-name="P82">It attracted new clients </text:p>
        </text:list-item>
        <text:list-item>
          <text:p text:style-name="P82">It happened on a regular basis </text:p>
        </text:list-item>
        <text:list-item>
          <text:p text:style-name="P82">Are they from Spain?</text:p>
        </text:list-item>
        <text:list-item>
          <text:p text:style-name="P82">We communicate with different people</text:p>
        </text:list-item>
        <text:list-item>
          <text:p text:style-name="P82">He translated from Russian into Spanish?</text:p>
        </text:list-item>
        <text:list-item>
          <text:p text:style-name="P82">Does this thing seem important?</text:p>
        </text:list-item>
        <text:list-item>
          <text:p text:style-name="P82">They celebrated this anniversary </text:p>
        </text:list-item>
        <text:list-item>
          <text:p text:style-name="P83">I want to go there one more time</text:p>
        </text:list-item>
        <text:list-item>
          <text:p text:style-name="P83">It’s very prestigious to live in this area </text:p>
        </text:list-item>
        <text:list-item>
          <text:p text:style-name="P83">Others didn’t realize it</text:p>
        </text:list-item>
        <text:list-item>
          <text:p text:style-name="P83">How old are you when you were in the United States? </text:p>
        </text:list-item>
        <text:list-item>
          <text:p text:style-name="P83">Two apples fell (down)</text:p>
        </text:list-item>
        <text:list-item>
          <text:p text:style-name="P83">I’d like to become a businessman </text:p>
        </text:list-item>
        <text:list-item>
          <text:p text:style-name="P83">It happens on a regular basis </text:p>
        </text:list-item>
        <text:list-item>
          <text:p text:style-name="P83">How much time will you spend on it?</text:p>
        </text:list-item>
        <text:list-item>
          <text:p text:style-name="P83"><text:soft-page-break/>They talked for hours </text:p>
        </text:list-item>
        <text:list-item>
          <text:p text:style-name="P83">That discussion wasn’t long </text:p>
        </text:list-item>
        <text:list-item>
          <text:p text:style-name="P83">She cooked dinner </text:p>
        </text:list-item>
        <text:list-item>
          <text:p text:style-name="P83">He interrupted our conversation </text:p>
        </text:list-item>
        <text:list-item>
          <text:p text:style-name="P83">She’s my girlfriend </text:p>
        </text:list-item>
        <text:list-item>
          <text:p text:style-name="P83">I saved this document </text:p>
        </text:list-item>
        <text:list-item>
          <text:p text:style-name="P84">Is he right?</text:p>
        </text:list-item>
        <text:list-item>
          <text:p text:style-name="P84">Will this change have a positive effect on them?</text:p>
        </text:list-item>
        <text:list-item>
          <text:p text:style-name="P84">This information will always be free </text:p>
        </text:list-item>
        <text:list-item>
          <text:p text:style-name="P84">Why does it happen again and again?</text:p>
        </text:list-item>
        <text:list-item>
          <text:p text:style-name="P84">We’ll be able to do it</text:p>
        </text:list-item>
        <text:list-item>
          <text:p text:style-name="P84">Will you be free the day after tomorrow?</text:p>
        </text:list-item>
        <text:list-item>
          <text:p text:style-name="P84">When did you start learning English?</text:p>
        </text:list-item>
        <text:list-item>
          <text:p text:style-name="P84">I prepared do these exams </text:p>
        </text:list-item>
        <text:list-item>
          <text:p text:style-name="P84">It’s your chance </text:p>
        </text:list-item>
        <text:list-item>
          <text:p text:style-name="P84">It was necessary to do something </text:p>
        </text:list-item>
        <text:list-item>
          <text:p text:style-name="P84">We stood up</text:p>
        </text:list-item>
        <text:list-item>
          <text:p text:style-name="P84">I’ll study very hard to pass that exam </text:p>
        </text:list-item>
        <text:list-item>
          <text:p text:style-name="P84">Is his English without mistakes?</text:p>
        </text:list-item>
        <text:list-item>
          <text:p text:style-name="P84">Do you like this city?</text:p>
        </text:list-item>
        <text:list-item>
          <text:p text:style-name="P84">What did she need to do?</text:p>
        </text:list-item>
        <text:list-item>
          <text:p text:style-name="P84">I did it on time</text:p>
        </text:list-item>
        <text:list-item>
          <text:p text:style-name="P84">Will I have this level?</text:p>
        </text:list-item>
        <text:list-item>
          <text:p text:style-name="P84">Are we in the wrong place?</text:p>
        </text:list-item>
        <text:list-item>
          <text:p text:style-name="P84">She won’t be able to pay for it </text:p>
        </text:list-item>
        <text:list-item>
          <text:p text:style-name="P84">She preferred not to do it</text:p>
        </text:list-item>
        <text:list-item>
          <text:p text:style-name="P85">How long does it take his daughter to get to school?</text:p>
        </text:list-item>
        <text:list-item>
          <text:p text:style-name="P85">I like this playlist</text:p>
        </text:list-item>
        <text:list-item>
          <text:p text:style-name="P85">My friend and I want to devote more free time to our health </text:p>
        </text:list-item>
        <text:list-item>
          <text:p text:style-name="P85">Will my English level be much higher?</text:p>
        </text:list-item>
        <text:list-item>
          <text:p text:style-name="P85">I need to check it</text:p>
        </text:list-item>
        <text:list-item>
          <text:p text:style-name="P85">You need to change it</text:p>
        </text:list-item>
        <text:list-item>
          <text:p text:style-name="P85">As for ‘often’ we put it in the middle of the sentence </text:p>
        </text:list-item>
        <text:list-item>
          <text:p text:style-name="P85">It’s such an effective lesson </text:p>
        </text:list-item>
        <text:list-item>
          <text:p text:style-name="P85">We have lots of friends </text:p>
        </text:list-item>
        <text:list-item>
          <text:p text:style-name="P85">He lit the lamp </text:p>
        </text:list-item>
        <text:list-item>
          <text:p text:style-name="P85">Which channel do you choose?</text:p>
        </text:list-item>
        <text:list-item>
          <text:p text:style-name="P85"><text:soft-page-break/>He dreamt about money </text:p>
        </text:list-item>
        <text:list-item>
          <text:p text:style-name="P85">We left England </text:p>
        </text:list-item>
        <text:list-item>
          <text:p text:style-name="P85">Where were you born?</text:p>
        </text:list-item>
        <text:list-item>
          <text:p text:style-name="P85">Will he continue working in that place?</text:p>
        </text:list-item>
        <text:list-item>
          <text:p text:style-name="P85">I don’t want to know it</text:p>
        </text:list-item>
        <text:list-item>
          <text:p text:style-name="P85">What seems useless?</text:p>
        </text:list-item>
        <text:list-item>
          <text:p text:style-name="P85">She goes to school with great pleasure </text:p>
        </text:list-item>
        <text:list-item>
          <text:p text:style-name="P85">The lesson lasted for two hours </text:p>
        </text:list-item>
        <text:list-item>
          <text:p text:style-name="P85">He threw a ball to me </text:p>
        </text:list-item>
        <text:list-item>
          <text:p text:style-name="P85">I didn’t communicate with them anymore</text:p>
        </text:list-item>
        <text:list-item>
          <text:p text:style-name="P86">She’s sad</text:p>
        </text:list-item>
        <text:list-item>
          <text:p text:style-name="P86">Will he stay here for an hour?</text:p>
        </text:list-item>
        <text:list-item>
          <text:p text:style-name="P87">How long does it take you to get home?</text:p>
        </text:list-item>
        <text:list-item>
          <text:p text:style-name="P87">We won in that tournament </text:p>
        </text:list-item>
        <text:list-item>
          <text:p text:style-name="P87">We need to think it over more thoroughly </text:p>
        </text:list-item>
        <text:list-item>
          <text:p text:style-name="P87">Everything depended on him</text:p>
        </text:list-item>
        <text:list-item>
          <text:p text:style-name="P87">You won’t influenced it</text:p>
        </text:list-item>
        <text:list-item>
          <text:p text:style-name="P87">Does this channel really seem interesting?</text:p>
        </text:list-item>
        <text:list-item>
          <text:p text:style-name="P87">You’ll see it at the beginning of the presentation </text:p>
        </text:list-item>
        <text:list-item>
          <text:p text:style-name="P88">I translated it from Russia into English <text:tab/></text:p>
        </text:list-item>
        <text:list-item>
          <text:p text:style-name="P88">He told her too much </text:p>
        </text:list-item>
        <text:list-item>
          <text:p text:style-name="P88">It isn’t near. It’s very far</text:p>
        </text:list-item>
        <text:list-item>
          <text:p text:style-name="P88">I perfectly understand you</text:p>
        </text:list-item>
        <text:list-item>
          <text:p text:style-name="P88">I decided to do it </text:p>
        </text:list-item>
        <text:list-item>
          <text:p text:style-name="P88">Her mistake wasn’t very serious </text:p>
        </text:list-item>
        <text:list-item>
          <text:p text:style-name="P88">It’ll last for more than two years</text:p>
        </text:list-item>
        <text:list-item>
          <text:p text:style-name="P88">My result was quite satisfactory </text:p>
        </text:list-item>
        <text:list-item>
          <text:p text:style-name="P88">I enjoy learning English </text:p>
        </text:list-item>
        <text:list-item>
          <text:p text:style-name="P88">My mother comes home very early </text:p>
        </text:list-item>
        <text:list-item>
          <text:p text:style-name="P88">He needs to change his life</text:p>
        </text:list-item>
        <text:list-item>
          <text:p text:style-name="P88">Is it his own flat?</text:p>
        </text:list-item>
        <text:list-item>
          <text:p text:style-name="P88">The students often confused those words</text:p>
        </text:list-item>
        <text:list-item>
          <text:p text:style-name="P88">Will she change her timetable? </text:p>
        </text:list-item>
        <text:list-item>
          <text:p text:style-name="P88">He’ll do it next time </text:p>
        </text:list-item>
        <text:list-item>
          <text:p text:style-name="P88">I’m good at foreign languages </text:p>
        </text:list-item>
        <text:list-item>
          <text:p text:style-name="P88">It’s interesting </text:p>
        </text:list-item>
        <text:list-item>
          <text:p text:style-name="P88">This project had a commercial success </text:p>
        </text:list-item>
        <text:list-item>
          <text:p text:style-name="P88"><text:soft-page-break/>All the women are here</text:p>
        </text:list-item>
        <text:list-item>
          <text:p text:style-name="P89">She wants to do it right now</text:p>
        </text:list-item>
        <text:list-item>
          <text:p text:style-name="P89">Money was also important for her </text:p>
        </text:list-item>
        <text:list-item>
          <text:p text:style-name="P89">I decided not to go there</text:p>
        </text:list-item>
        <text:list-item>
          <text:p text:style-name="P89">I promised to check everything </text:p>
        </text:list-item>
        <text:list-item>
          <text:p text:style-name="P89">It sounds strange </text:p>
        </text:list-item>
        <text:list-item>
          <text:p text:style-name="P89">I preferred to stay at home</text:p>
        </text:list-item>
        <text:list-item>
          <text:p text:style-name="P89">This house belonged to him </text:p>
        </text:list-item>
        <text:list-item>
          <text:p text:style-name="P89">How effective is the lesson?</text:p>
        </text:list-item>
        <text:list-item>
          <text:p text:style-name="P89">We’ll follow your advice </text:p>
        </text:list-item>
        <text:list-item>
          <text:p text:style-name="P89">Were you at home while he was at work?</text:p>
        </text:list-item>
        <text:list-item>
          <text:p text:style-name="P89">The results weren’t so good </text:p>
        </text:list-item>
        <text:list-item>
          <text:p text:style-name="P89">My pronunciation is much better</text:p>
        </text:list-item>
        <text:list-item>
          <text:p text:style-name="P89">Did they explain it to him?</text:p>
        </text:list-item>
        <text:list-item>
          <text:p text:style-name="P90">How much money do you have with you?</text:p>
        </text:list-item>
        <text:list-item>
          <text:p text:style-name="P90">It’ll be her daughter’s flat </text:p>
        </text:list-item>
        <text:list-item>
          <text:p text:style-name="P90">I’m not a manager. I’m a teacher </text:p>
        </text:list-item>
        <text:list-item>
          <text:p text:style-name="P90">This channel is more interesting </text:p>
        </text:list-item>
        <text:list-item>
          <text:p text:style-name="P90">Can you play the guitar? </text:p>
        </text:list-item>
        <text:list-item>
          <text:p text:style-name="P90">Others didn’t foresee it</text:p>
        </text:list-item>
        <text:list-item>
          <text:p text:style-name="P90">I didn’t do it anymore </text:p>
        </text:list-item>
        <text:list-item>
          <text:p text:style-name="P90">It won’t be legal </text:p>
        </text:list-item>
        <text:list-item>
          <text:p text:style-name="P90">Will this change have a positive effect on her?</text:p>
        </text:list-item>
        <text:list-item>
          <text:p text:style-name="P90">They sent me a parcel </text:p>
        </text:list-item>
        <text:list-item>
          <text:p text:style-name="P90">My father comes home late</text:p>
        </text:list-item>
        <text:list-item>
          <text:p text:style-name="P90">They’ll explain it to us </text:p>
        </text:list-item>
        <text:list-item>
          <text:p text:style-name="P90">Where do your parents live?</text:p>
        </text:list-item>
        <text:list-item>
          <text:p text:style-name="P90">I don’t know </text:p>
        </text:list-item>
        <text:list-item>
          <text:p text:style-name="P90">I really like watching these lessons </text:p>
        </text:list-item>
        <text:list-item>
          <text:p text:style-name="P90">We weren’t against it </text:p>
        </text:list-item>
        <text:list-item>
          <text:p text:style-name="P90">We <text:span text:style-name="T11">found out that it was a big mistake </text:span><text:s/></text:p>
        </text:list-item>
        <text:list-item>
          <text:p text:style-name="P91">It doesn’t help us at all</text:p>
        </text:list-item>
        <text:list-item>
          <text:p text:style-name="P91">She admired <text:s/>him </text:p>
        </text:list-item>
        <text:list-item>
          <text:p text:style-name="P91">She wants to go to the park</text:p>
        </text:list-item>
        <text:list-item>
          <text:p text:style-name="P91">I got in touch with him yesterday <text:s/></text:p>
        </text:list-item>
        <text:list-item>
          <text:p text:style-name="P91">I must work on these mistakes </text:p>
        </text:list-item>
        <text:list-item>
          <text:p text:style-name="P91">They’re subscribed to this channel </text:p>
        </text:list-item>
        <text:list-item>
          <text:p text:style-name="P91"><text:soft-page-break/>Will you go there with us to?</text:p>
        </text:list-item>
        <text:list-item>
          <text:p text:style-name="P91">She washed up the dishes </text:p>
        </text:list-item>
        <text:list-item>
          <text:p text:style-name="P91">We try not to be pessimistic </text:p>
        </text:list-item>
        <text:list-item>
          <text:p text:style-name="P91">She decided no to go to the United States to study there </text:p>
        </text:list-item>
        <text:list-item>
          <text:p text:style-name="P91">He feels happy </text:p>
        </text:list-item>
        <text:list-item>
          <text:p text:style-name="P91">He expects much more </text:p>
        </text:list-item>
        <text:list-item>
          <text:p text:style-name="P91"/>
          <text:p text:style-name="P92"/>
          <text:p text:style-name="P9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</meta:editing-cycles>
    <dc:date>2021-08-04T11:29:54.653597702</dc:date>
    <meta:generator>LibreOffice/7.1.5.2$Linux_X86_64 LibreOffice_project/10$Build-2</meta:generator>
    <meta:editing-duration>PT1H33M38S</meta:editing-duration>
    <meta:document-statistic meta:table-count="0" meta:image-count="0" meta:object-count="0" meta:page-count="39" meta:paragraph-count="1401" meta:word-count="9095" meta:character-count="44656" meta:non-whitespace-character-count="37442"/>
    <meta:template xlink:type="simple" xlink:actuate="onRequest" xlink:title="Normal.dotm" xlink:href=""/>
  </office:meta>
</office:document-meta>
</file>